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pitch="variable"/>
    <style:font-face style:name="Liberation Sans" svg:font-family="'Liberation Sans'" style:font-pitch="variable"/>
    <style:font-face style:name="Purisa" svg:font-family="Purisa"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Purisa" fo:font-weight="bold" officeooo:rsid="000fc279" officeooo:paragraph-rsid="000fc279" style:font-weight-asian="bold" style:font-weight-complex="bold"/>
    </style:style>
    <style:style style:name="P2" style:family="paragraph" style:parent-style-name="Standard">
      <style:text-properties style:font-name="Purisa" fo:font-weight="bold" officeooo:rsid="0014293a" officeooo:paragraph-rsid="0014293a" style:font-weight-asian="bold" style:font-weight-complex="bold"/>
    </style:style>
    <style:style style:name="P3" style:family="paragraph" style:parent-style-name="Standard">
      <style:text-properties style:font-name="Purisa" fo:font-weight="bold" officeooo:rsid="00221875" officeooo:paragraph-rsid="00221875" style:font-weight-asian="bold" style:font-weight-complex="bold"/>
    </style:style>
    <style:style style:name="P4" style:family="paragraph" style:parent-style-name="Standard">
      <style:text-properties style:font-name="Purisa" fo:font-weight="normal" officeooo:rsid="000fc279" officeooo:paragraph-rsid="000fc279" style:font-weight-asian="normal" style:font-weight-complex="normal"/>
    </style:style>
    <style:style style:name="P5" style:family="paragraph" style:parent-style-name="Standard">
      <style:text-properties style:font-name="Purisa" fo:font-weight="normal" officeooo:rsid="00119204" officeooo:paragraph-rsid="00119204" style:font-weight-asian="normal" style:font-weight-complex="normal"/>
    </style:style>
    <style:style style:name="P6" style:family="paragraph" style:parent-style-name="Standard">
      <style:text-properties style:font-name="Purisa" fo:font-weight="normal" officeooo:rsid="0014293a" officeooo:paragraph-rsid="0014293a" style:font-weight-asian="normal" style:font-weight-complex="normal"/>
    </style:style>
    <style:style style:name="P7" style:family="paragraph" style:parent-style-name="Standard">
      <style:text-properties style:font-name="Purisa" fo:font-weight="normal" officeooo:rsid="0015dce5" officeooo:paragraph-rsid="0015dce5" style:font-weight-asian="normal" style:font-weight-complex="normal"/>
    </style:style>
    <style:style style:name="P8" style:family="paragraph" style:parent-style-name="Standard">
      <style:text-properties style:font-name="Purisa" fo:font-weight="normal" officeooo:rsid="00221875" officeooo:paragraph-rsid="00221875" style:font-weight-asian="normal" style:font-weight-complex="normal"/>
    </style:style>
    <style:style style:name="P9" style:family="paragraph" style:parent-style-name="Standard">
      <style:text-properties style:font-name="Purisa" style:text-underline-style="none" fo:font-weight="normal" officeooo:rsid="0015dce5" officeooo:paragraph-rsid="0015dce5" style:font-weight-asian="normal" style:font-weight-complex="normal"/>
    </style:style>
    <style:style style:name="P10" style:family="paragraph" style:parent-style-name="Standard">
      <style:text-properties style:font-name="Purisa" style:text-underline-style="none" fo:font-weight="normal" officeooo:rsid="00174560" officeooo:paragraph-rsid="00174560" style:font-weight-asian="normal" style:font-weight-complex="normal"/>
    </style:style>
    <style:style style:name="P11" style:family="paragraph" style:parent-style-name="Standard">
      <style:text-properties style:font-name="Purisa" style:text-underline-style="none" fo:font-weight="normal" officeooo:rsid="001c4d7b" officeooo:paragraph-rsid="001c4d7b" style:font-weight-asian="normal" style:font-weight-complex="normal"/>
    </style:style>
    <style:style style:name="P12" style:family="paragraph" style:parent-style-name="Standard">
      <style:text-properties style:font-name="Purisa" style:text-underline-style="none" fo:font-weight="normal" officeooo:rsid="001e3f76" officeooo:paragraph-rsid="001e3f76" style:font-weight-asian="normal" style:font-weight-complex="normal"/>
    </style:style>
    <style:style style:name="P13" style:family="paragraph" style:parent-style-name="Standard">
      <style:text-properties style:font-name="Purisa" style:text-underline-style="none" fo:font-weight="normal" officeooo:rsid="001e3f76" officeooo:paragraph-rsid="0020216d" style:font-weight-asian="normal" style:font-weight-complex="normal"/>
    </style:style>
    <style:style style:name="P14" style:family="paragraph" style:parent-style-name="Standard">
      <style:text-properties style:font-name="Purisa" style:text-underline-style="none" fo:font-weight="normal" officeooo:rsid="0020216d" officeooo:paragraph-rsid="0020216d" style:font-weight-asian="normal" style:font-weight-complex="normal"/>
    </style:style>
    <style:style style:name="P15" style:family="paragraph" style:parent-style-name="Standard">
      <style:text-properties style:font-name="Purisa" style:text-underline-style="none" fo:font-weight="normal" officeooo:rsid="00213407" officeooo:paragraph-rsid="00213407" style:font-weight-asian="normal" style:font-weight-complex="normal"/>
    </style:style>
    <style:style style:name="P16" style:family="paragraph" style:parent-style-name="Standard">
      <style:text-properties style:font-name="Purisa" style:text-underline-style="none" fo:font-weight="normal" officeooo:rsid="00284a56" officeooo:paragraph-rsid="00284a56" style:font-weight-asian="normal" style:font-weight-complex="normal"/>
    </style:style>
    <style:style style:name="P17" style:family="paragraph" style:parent-style-name="Standard">
      <style:text-properties style:font-name="Purisa" style:text-underline-style="none" fo:font-weight="bold" officeooo:rsid="001c4d7b" officeooo:paragraph-rsid="001c4d7b" style:font-weight-asian="bold" style:font-weight-complex="bold"/>
    </style:style>
    <style:style style:name="P18" style:family="paragraph" style:parent-style-name="Standard">
      <style:text-properties style:font-name="Purisa" style:text-underline-style="none" fo:font-weight="bold" officeooo:rsid="00213407" officeooo:paragraph-rsid="00213407" style:font-weight-asian="bold" style:font-weight-complex="bold"/>
    </style:style>
    <style:style style:name="P19" style:family="paragraph" style:parent-style-name="Standard">
      <style:text-properties style:font-name="Purisa" style:text-underline-style="solid" style:text-underline-width="auto" style:text-underline-color="font-color" fo:font-weight="normal" officeooo:rsid="0015dce5" officeooo:paragraph-rsid="0015dce5" style:font-weight-asian="normal" style:font-weight-complex="normal"/>
    </style:style>
    <style:style style:name="P20" style:family="paragraph" style:parent-style-name="Standard">
      <style:text-properties style:font-name="Purisa" style:text-underline-style="solid" style:text-underline-width="auto" style:text-underline-color="font-color" fo:font-weight="normal" officeooo:rsid="00221875" officeooo:paragraph-rsid="00221875" style:font-weight-asian="normal" style:font-weight-complex="normal"/>
    </style:style>
    <style:style style:name="P21" style:family="paragraph" style:parent-style-name="Standard">
      <style:text-properties style:font-name="Purisa" style:text-underline-style="solid" style:text-underline-width="auto" style:text-underline-color="font-color" fo:font-weight="normal" officeooo:rsid="002990a9" officeooo:paragraph-rsid="002990a9" style:font-weight-asian="normal" style:font-weight-complex="normal"/>
    </style:style>
    <style:style style:name="P22" style:family="paragraph" style:parent-style-name="Standard">
      <style:text-properties style:font-name="Purisa" style:text-underline-style="solid" style:text-underline-width="auto" style:text-underline-color="font-color" fo:font-weight="bold" officeooo:rsid="00221875" officeooo:paragraph-rsid="00221875" style:font-weight-asian="bold" style:font-weight-complex="bold"/>
    </style:style>
    <style:style style:name="P23" style:family="paragraph" style:parent-style-name="Standard">
      <style:text-properties style:font-name="Purisa" fo:font-style="italic" style:text-underline-style="solid" style:text-underline-width="auto" style:text-underline-color="font-color" fo:font-weight="normal" officeooo:rsid="002990a9" officeooo:paragraph-rsid="002990a9" style:font-style-asian="italic" style:font-weight-asian="normal" style:font-style-complex="italic" style:font-weight-complex="normal"/>
    </style:style>
    <style:style style:name="P24" style:family="paragraph" style:parent-style-name="Standard">
      <style:text-properties style:font-name="Purisa" fo:font-style="italic" style:text-underline-style="none" fo:font-weight="normal" officeooo:rsid="002990a9" officeooo:paragraph-rsid="002990a9" style:font-style-asian="italic" style:font-weight-asian="normal" style:font-style-complex="italic" style:font-weight-complex="normal"/>
    </style:style>
    <style:style style:name="P25" style:family="paragraph" style:parent-style-name="Standard">
      <style:text-properties style:font-name="Purisa" fo:font-style="normal" style:text-underline-style="none" fo:font-weight="normal" officeooo:rsid="002d752c" officeooo:paragraph-rsid="002d752c" style:font-style-asian="normal" style:font-weight-asian="normal" style:font-style-complex="normal" style:font-weight-complex="normal"/>
    </style:style>
    <style:style style:name="P26" style:family="paragraph" style:parent-style-name="Standard">
      <style:text-properties style:font-name="Purisa" fo:font-style="normal" style:text-underline-style="none" fo:font-weight="normal" officeooo:rsid="002990a9" officeooo:paragraph-rsid="002990a9" style:font-style-asian="normal" style:font-weight-asian="normal" style:font-style-complex="normal" style:font-weight-complex="normal"/>
    </style:style>
    <style:style style:name="P27" style:family="paragraph" style:parent-style-name="Standard">
      <style:text-properties style:font-name="Purisa" fo:font-style="normal" style:text-underline-style="none" fo:font-weight="normal" officeooo:rsid="002c0f84" officeooo:paragraph-rsid="002c0f84" style:font-style-asian="normal" style:font-weight-asian="normal" style:font-style-complex="normal" style:font-weight-complex="normal"/>
    </style:style>
    <style:style style:name="P28" style:family="paragraph" style:parent-style-name="Standard">
      <style:text-properties style:font-name="Purisa" fo:font-style="normal" style:text-underline-style="none" fo:font-weight="normal" officeooo:rsid="002ff566" officeooo:paragraph-rsid="002ff566" style:font-style-asian="normal" style:font-weight-asian="normal" style:font-style-complex="normal" style:font-weight-complex="normal"/>
    </style:style>
    <style:style style:name="P29" style:family="paragraph" style:parent-style-name="Standard">
      <style:text-properties style:font-name="Purisa" fo:font-style="normal" style:text-underline-style="none" fo:font-weight="normal" officeooo:rsid="0032b7aa" officeooo:paragraph-rsid="0032b7aa" style:font-style-asian="normal" style:font-weight-asian="normal" style:font-style-complex="normal" style:font-weight-complex="normal"/>
    </style:style>
    <style:style style:name="P30" style:family="paragraph" style:parent-style-name="Standard">
      <style:text-properties style:font-name="Purisa" fo:font-style="normal" style:text-underline-style="none" fo:font-weight="normal" officeooo:rsid="003498e0" officeooo:paragraph-rsid="003498e0" style:font-style-asian="normal" style:font-weight-asian="normal" style:font-style-complex="normal" style:font-weight-complex="normal"/>
    </style:style>
    <style:style style:name="P31" style:family="paragraph" style:parent-style-name="Standard">
      <style:text-properties style:font-name="Purisa" fo:font-style="normal" style:text-underline-style="none" fo:font-weight="normal" officeooo:rsid="0034e2d5" officeooo:paragraph-rsid="0034e2d5" style:font-style-asian="normal" style:font-weight-asian="normal" style:font-style-complex="normal" style:font-weight-complex="normal"/>
    </style:style>
    <style:style style:name="P32" style:family="paragraph" style:parent-style-name="Standard">
      <style:text-properties style:font-name="Purisa" fo:font-style="normal" style:text-underline-style="none" fo:font-weight="normal" officeooo:rsid="0036d034" officeooo:paragraph-rsid="0036d034" style:font-style-asian="normal" style:font-weight-asian="normal" style:font-style-complex="normal" style:font-weight-complex="normal"/>
    </style:style>
    <style:style style:name="P33" style:family="paragraph" style:parent-style-name="Standard">
      <style:text-properties style:font-name="Purisa" fo:font-style="normal" style:text-underline-style="none" fo:font-weight="normal" officeooo:rsid="0037b7d2" officeooo:paragraph-rsid="0037b7d2" style:font-style-asian="normal" style:font-weight-asian="normal" style:font-style-complex="normal" style:font-weight-complex="normal"/>
    </style:style>
    <style:style style:name="P34" style:family="paragraph" style:parent-style-name="Standard">
      <style:text-properties style:font-name="Purisa" fo:font-style="normal" style:text-underline-style="none" fo:font-weight="normal" officeooo:rsid="0038c081" officeooo:paragraph-rsid="0037b7d2" style:font-style-asian="normal" style:font-weight-asian="normal" style:font-style-complex="normal" style:font-weight-complex="normal"/>
    </style:style>
    <style:style style:name="P35" style:family="paragraph" style:parent-style-name="Standard">
      <style:text-properties style:font-name="Purisa" fo:font-style="normal" style:text-underline-style="none" fo:font-weight="normal" officeooo:rsid="0038c081" officeooo:paragraph-rsid="0038c081" style:font-style-asian="normal" style:font-weight-asian="normal" style:font-style-complex="normal" style:font-weight-complex="normal"/>
    </style:style>
    <style:style style:name="P36" style:family="paragraph" style:parent-style-name="Standard">
      <style:text-properties style:font-name="Purisa" fo:font-style="normal" style:text-underline-style="none" fo:font-weight="normal" officeooo:rsid="0039e50a" officeooo:paragraph-rsid="0039e50a" style:font-style-asian="normal" style:font-weight-asian="normal" style:font-style-complex="normal" style:font-weight-complex="normal"/>
    </style:style>
    <style:style style:name="P37" style:family="paragraph" style:parent-style-name="Standard">
      <style:text-properties style:font-name="Purisa" fo:font-style="normal" style:text-underline-style="none" fo:font-weight="normal" officeooo:rsid="003a88e3" officeooo:paragraph-rsid="0039e50a" style:font-style-asian="normal" style:font-weight-asian="normal" style:font-style-complex="normal" style:font-weight-complex="normal"/>
    </style:style>
    <style:style style:name="P38" style:family="paragraph" style:parent-style-name="Standard">
      <style:text-properties style:font-name="Purisa" fo:font-style="normal" style:text-underline-style="none" fo:font-weight="normal" officeooo:rsid="003a88e3" officeooo:paragraph-rsid="003a88e3" style:font-style-asian="normal" style:font-weight-asian="normal" style:font-style-complex="normal" style:font-weight-complex="normal"/>
    </style:style>
    <style:style style:name="P39" style:family="paragraph" style:parent-style-name="Standard">
      <style:text-properties style:font-name="Purisa" fo:font-style="normal" style:text-underline-style="none" fo:font-weight="normal" officeooo:rsid="003d97be" officeooo:paragraph-rsid="003d97be" style:font-style-asian="normal" style:font-weight-asian="normal" style:font-style-complex="normal" style:font-weight-complex="normal"/>
    </style:style>
    <style:style style:name="P40" style:family="paragraph" style:parent-style-name="Standard">
      <style:text-properties style:font-name="Purisa" fo:font-style="normal" style:text-underline-style="none" fo:font-weight="normal" officeooo:rsid="003f7799" officeooo:paragraph-rsid="003f7799" style:font-style-asian="normal" style:font-weight-asian="normal" style:font-style-complex="normal" style:font-weight-complex="normal"/>
    </style:style>
    <style:style style:name="P41" style:family="paragraph" style:parent-style-name="Standard">
      <style:text-properties style:font-name="Purisa" fo:font-style="normal" style:text-underline-style="none" fo:font-weight="normal" officeooo:rsid="004084c1" officeooo:paragraph-rsid="004084c1" style:font-style-asian="normal" style:font-weight-asian="normal" style:font-style-complex="normal" style:font-weight-complex="normal"/>
    </style:style>
    <style:style style:name="P42" style:family="paragraph" style:parent-style-name="Standard">
      <style:text-properties style:font-name="Purisa" fo:font-style="normal" style:text-underline-style="none" fo:font-weight="normal" officeooo:rsid="00421e42" officeooo:paragraph-rsid="00421e42" fo:background-color="#ffff00" style:font-style-asian="normal" style:font-weight-asian="normal" style:font-style-complex="normal" style:font-weight-complex="normal"/>
    </style:style>
    <style:style style:name="P43" style:family="paragraph" style:parent-style-name="Standard">
      <style:text-properties style:font-name="Purisa" fo:font-style="normal" style:text-underline-style="none" fo:font-weight="normal" officeooo:rsid="0042af8f" officeooo:paragraph-rsid="0042af8f" fo:background-color="#ffff00" style:font-style-asian="normal" style:font-weight-asian="normal" style:font-style-complex="normal" style:font-weight-complex="normal"/>
    </style:style>
    <style:style style:name="P44" style:family="paragraph" style:parent-style-name="Standard">
      <style:text-properties style:font-name="Purisa" fo:font-style="normal" style:text-underline-style="none" fo:font-weight="normal" officeooo:rsid="00447101" officeooo:paragraph-rsid="00447101" fo:background-color="#ffff00" style:font-style-asian="normal" style:font-weight-asian="normal" style:font-style-complex="normal" style:font-weight-complex="normal"/>
    </style:style>
    <style:style style:name="P45" style:family="paragraph" style:parent-style-name="Standard">
      <style:text-properties style:font-name="Purisa" fo:font-style="normal" style:text-underline-style="none" fo:font-weight="normal" officeooo:rsid="0049d61d" officeooo:paragraph-rsid="0049d61d" fo:background-color="#ffff00" style:font-style-asian="normal" style:font-weight-asian="normal" style:font-style-complex="normal" style:font-weight-complex="normal"/>
    </style:style>
    <style:style style:name="P46" style:family="paragraph" style:parent-style-name="Standard">
      <style:text-properties style:font-name="Purisa" fo:font-style="normal" style:text-underline-style="none" fo:font-weight="normal" officeooo:rsid="00573b7d" officeooo:paragraph-rsid="00573b7d" fo:background-color="#ffff00" style:font-style-asian="normal" style:font-weight-asian="normal" style:font-style-complex="normal" style:font-weight-complex="normal"/>
    </style:style>
    <style:style style:name="P47" style:family="paragraph" style:parent-style-name="Standard">
      <style:text-properties style:font-name="Purisa" fo:font-style="normal" style:text-underline-style="none" fo:font-weight="normal" officeooo:rsid="00421e42" officeooo:paragraph-rsid="00421e42" fo:background-color="transparent" style:font-style-asian="normal" style:font-weight-asian="normal" style:font-style-complex="normal" style:font-weight-complex="normal"/>
    </style:style>
    <style:style style:name="P48" style:family="paragraph" style:parent-style-name="Standard">
      <style:text-properties style:font-name="Purisa" fo:font-style="normal" style:text-underline-style="none" fo:font-weight="normal" officeooo:rsid="00447101" officeooo:paragraph-rsid="00447101" fo:background-color="transparent" style:font-style-asian="normal" style:font-weight-asian="normal" style:font-style-complex="normal" style:font-weight-complex="normal"/>
    </style:style>
    <style:style style:name="P49" style:family="paragraph" style:parent-style-name="Standard">
      <style:text-properties style:font-name="Purisa" fo:font-style="normal" style:text-underline-style="none" fo:font-weight="normal" officeooo:rsid="00447101" officeooo:paragraph-rsid="0045f679" fo:background-color="transparent" style:font-style-asian="normal" style:font-weight-asian="normal" style:font-style-complex="normal" style:font-weight-complex="normal"/>
    </style:style>
    <style:style style:name="P50" style:family="paragraph" style:parent-style-name="Standard">
      <style:text-properties style:font-name="Purisa" fo:font-style="normal" style:text-underline-style="none" fo:font-weight="normal" officeooo:rsid="0045f679" officeooo:paragraph-rsid="0045f679" fo:background-color="transparent" style:font-style-asian="normal" style:font-weight-asian="normal" style:font-style-complex="normal" style:font-weight-complex="normal"/>
    </style:style>
    <style:style style:name="P51" style:family="paragraph" style:parent-style-name="Standard">
      <style:text-properties style:font-name="Purisa" fo:font-style="normal" style:text-underline-style="none" fo:font-weight="normal" officeooo:rsid="0047efb9" officeooo:paragraph-rsid="0047efb9" fo:background-color="transparent" style:font-style-asian="normal" style:font-weight-asian="normal" style:font-style-complex="normal" style:font-weight-complex="normal"/>
    </style:style>
    <style:style style:name="P52" style:family="paragraph" style:parent-style-name="Standard">
      <style:text-properties style:font-name="Purisa" fo:font-style="normal" style:text-underline-style="none" fo:font-weight="normal" officeooo:rsid="004b668e" officeooo:paragraph-rsid="004b668e" fo:background-color="transparent" style:font-style-asian="normal" style:font-weight-asian="normal" style:font-style-complex="normal" style:font-weight-complex="normal"/>
    </style:style>
    <style:style style:name="P53" style:family="paragraph" style:parent-style-name="Standard">
      <style:text-properties style:font-name="Purisa" fo:font-style="normal" style:text-underline-style="none" fo:font-weight="normal" officeooo:rsid="004cc35b" officeooo:paragraph-rsid="004cc35b" fo:background-color="transparent" style:font-style-asian="normal" style:font-weight-asian="normal" style:font-style-complex="normal" style:font-weight-complex="normal"/>
    </style:style>
    <style:style style:name="P54" style:family="paragraph" style:parent-style-name="Standard">
      <style:text-properties style:font-name="Purisa" fo:font-style="normal" style:text-underline-style="none" fo:font-weight="normal" officeooo:rsid="004cc35b" officeooo:paragraph-rsid="004d60ff" fo:background-color="transparent" style:font-style-asian="normal" style:font-weight-asian="normal" style:font-style-complex="normal" style:font-weight-complex="normal"/>
    </style:style>
    <style:style style:name="P55" style:family="paragraph" style:parent-style-name="Standard">
      <style:text-properties style:font-name="Purisa" fo:font-style="normal" style:text-underline-style="none" fo:font-weight="normal" officeooo:rsid="004d60ff" officeooo:paragraph-rsid="004d60ff" fo:background-color="transparent" style:font-style-asian="normal" style:font-weight-asian="normal" style:font-style-complex="normal" style:font-weight-complex="normal"/>
    </style:style>
    <style:style style:name="P56" style:family="paragraph" style:parent-style-name="Standard">
      <style:text-properties style:font-name="Purisa" fo:font-style="normal" style:text-underline-style="none" fo:font-weight="normal" officeooo:rsid="00506c7d" officeooo:paragraph-rsid="00506c7d" fo:background-color="transparent" style:font-style-asian="normal" style:font-weight-asian="normal" style:font-style-complex="normal" style:font-weight-complex="normal"/>
    </style:style>
    <style:style style:name="P57" style:family="paragraph" style:parent-style-name="Standard">
      <style:text-properties style:font-name="Purisa" fo:font-style="normal" style:text-underline-style="none" fo:font-weight="normal" officeooo:rsid="0051297f" officeooo:paragraph-rsid="0051297f" fo:background-color="transparent" style:font-style-asian="normal" style:font-weight-asian="normal" style:font-style-complex="normal" style:font-weight-complex="normal"/>
    </style:style>
    <style:style style:name="P58" style:family="paragraph" style:parent-style-name="Standard">
      <style:text-properties style:font-name="Purisa" fo:font-style="normal" style:text-underline-style="none" fo:font-weight="normal" officeooo:rsid="0051e27d" officeooo:paragraph-rsid="0051e27d" fo:background-color="transparent" style:font-style-asian="normal" style:font-weight-asian="normal" style:font-style-complex="normal" style:font-weight-complex="normal"/>
    </style:style>
    <style:style style:name="P59" style:family="paragraph" style:parent-style-name="Standard">
      <style:text-properties style:font-name="Purisa" fo:font-style="normal" style:text-underline-style="none" fo:font-weight="normal" officeooo:rsid="00529596" officeooo:paragraph-rsid="00529596" fo:background-color="transparent" style:font-style-asian="normal" style:font-weight-asian="normal" style:font-style-complex="normal" style:font-weight-complex="normal"/>
    </style:style>
    <style:style style:name="P60" style:family="paragraph" style:parent-style-name="Standard">
      <style:text-properties style:font-name="Purisa" fo:font-style="normal" style:text-underline-style="none" fo:font-weight="normal" officeooo:rsid="0053bc8e" officeooo:paragraph-rsid="0053bc8e" fo:background-color="transparent" style:font-style-asian="normal" style:font-weight-asian="normal" style:font-style-complex="normal" style:font-weight-complex="normal"/>
    </style:style>
    <style:style style:name="P61" style:family="paragraph" style:parent-style-name="Standard">
      <style:text-properties style:font-name="Purisa" fo:font-style="normal" style:text-underline-style="none" fo:font-weight="normal" officeooo:rsid="0054cb5d" officeooo:paragraph-rsid="0054cb5d" fo:background-color="transparent" style:font-style-asian="normal" style:font-weight-asian="normal" style:font-style-complex="normal" style:font-weight-complex="normal"/>
    </style:style>
    <style:style style:name="P62" style:family="paragraph" style:parent-style-name="Standard">
      <style:text-properties style:font-name="Purisa" fo:font-style="normal" style:text-underline-style="none" fo:font-weight="normal" officeooo:rsid="005585ca" officeooo:paragraph-rsid="005585ca" fo:background-color="transparent" style:font-style-asian="normal" style:font-weight-asian="normal" style:font-style-complex="normal" style:font-weight-complex="normal"/>
    </style:style>
    <style:style style:name="P63" style:family="paragraph" style:parent-style-name="Standard">
      <style:text-properties style:font-name="Purisa" fo:font-style="normal" style:text-underline-style="none" fo:font-weight="normal" officeooo:rsid="005769c9" officeooo:paragraph-rsid="005769c9" fo:background-color="transparent" style:font-style-asian="normal" style:font-weight-asian="normal" style:font-style-complex="normal" style:font-weight-complex="normal"/>
    </style:style>
    <style:style style:name="P64" style:family="paragraph" style:parent-style-name="Standard">
      <style:text-properties style:font-name="Purisa" fo:font-style="normal" style:text-underline-style="none" fo:font-weight="normal" officeooo:rsid="005769c9" officeooo:paragraph-rsid="005b0bf7" fo:background-color="transparent" style:font-style-asian="normal" style:font-weight-asian="normal" style:font-style-complex="normal" style:font-weight-complex="normal"/>
    </style:style>
    <style:style style:name="P65" style:family="paragraph" style:parent-style-name="Standard">
      <style:text-properties style:font-name="Purisa" fo:font-style="normal" style:text-underline-style="none" fo:font-weight="normal" officeooo:rsid="005b273c" officeooo:paragraph-rsid="005b273c" fo:background-color="transparent" style:font-style-asian="normal" style:font-weight-asian="normal" style:font-style-complex="normal" style:font-weight-complex="normal"/>
    </style:style>
    <style:style style:name="P66" style:family="paragraph" style:parent-style-name="Standard">
      <style:text-properties style:font-name="Purisa" fo:font-style="normal" style:text-underline-style="none" fo:font-weight="normal" officeooo:rsid="005b5110" officeooo:paragraph-rsid="005b5110" fo:background-color="transparent" style:font-style-asian="normal" style:font-weight-asian="normal" style:font-style-complex="normal" style:font-weight-complex="normal"/>
    </style:style>
    <style:style style:name="P67" style:family="paragraph" style:parent-style-name="Standard">
      <style:text-properties style:font-name="Purisa" fo:font-style="normal" style:text-underline-style="none" fo:font-weight="normal" officeooo:rsid="005bfd3d" officeooo:paragraph-rsid="005bfd3d" fo:background-color="transparent" style:font-style-asian="normal" style:font-weight-asian="normal" style:font-style-complex="normal" style:font-weight-complex="normal"/>
    </style:style>
    <style:style style:name="P68" style:family="paragraph" style:parent-style-name="Standard">
      <style:text-properties style:font-name="Purisa" fo:font-style="normal" style:text-underline-style="none" fo:font-weight="normal" officeooo:rsid="005d25a3" officeooo:paragraph-rsid="005d25a3" fo:background-color="transparent" style:font-style-asian="normal" style:font-weight-asian="normal" style:font-style-complex="normal" style:font-weight-complex="normal"/>
    </style:style>
    <style:style style:name="P69" style:family="paragraph" style:parent-style-name="Standard">
      <style:text-properties style:font-name="Purisa" fo:font-style="normal" style:text-underline-style="none" fo:font-weight="normal" officeooo:rsid="005e54c0" officeooo:paragraph-rsid="005e54c0" fo:background-color="transparent" style:font-style-asian="normal" style:font-weight-asian="normal" style:font-style-complex="normal" style:font-weight-complex="normal"/>
    </style:style>
    <style:style style:name="P70" style:family="paragraph" style:parent-style-name="Standard">
      <style:text-properties style:font-name="Purisa" fo:font-style="normal" style:text-underline-style="none" fo:font-weight="normal" officeooo:rsid="00601437" officeooo:paragraph-rsid="00601437" fo:background-color="transparent" style:font-style-asian="normal" style:font-weight-asian="normal" style:font-style-complex="normal" style:font-weight-complex="normal"/>
    </style:style>
    <style:style style:name="P71" style:family="paragraph" style:parent-style-name="Standard">
      <style:text-properties style:font-name="Purisa" fo:font-style="normal" style:text-underline-style="none" fo:font-weight="normal" officeooo:rsid="00611bf4" officeooo:paragraph-rsid="00611bf4" fo:background-color="transparent" style:font-style-asian="normal" style:font-weight-asian="normal" style:font-style-complex="normal" style:font-weight-complex="normal"/>
    </style:style>
    <style:style style:name="P72" style:family="paragraph" style:parent-style-name="Standard">
      <style:text-properties style:font-name="Purisa" fo:font-style="normal" style:text-underline-style="none" fo:font-weight="normal" officeooo:rsid="00619f98" officeooo:paragraph-rsid="00619f98" fo:background-color="transparent" style:font-style-asian="normal" style:font-weight-asian="normal" style:font-style-complex="normal" style:font-weight-complex="normal"/>
    </style:style>
    <style:style style:name="P73" style:family="paragraph" style:parent-style-name="Standard">
      <style:text-properties style:font-name="Purisa" fo:font-style="normal" style:text-underline-style="none" fo:font-weight="normal" officeooo:rsid="00629fdd" officeooo:paragraph-rsid="00629fdd" fo:background-color="transparent" style:font-style-asian="normal" style:font-weight-asian="normal" style:font-style-complex="normal" style:font-weight-complex="normal"/>
    </style:style>
    <style:style style:name="P74" style:family="paragraph" style:parent-style-name="Standard">
      <style:text-properties style:font-name="Purisa" fo:font-style="normal" style:text-underline-style="none" fo:font-weight="normal" officeooo:rsid="0063f519" officeooo:paragraph-rsid="0063f519" fo:background-color="transparent" style:font-style-asian="normal" style:font-weight-asian="normal" style:font-style-complex="normal" style:font-weight-complex="normal"/>
    </style:style>
    <style:style style:name="P75" style:family="paragraph" style:parent-style-name="Standard">
      <style:text-properties style:font-name="Purisa" fo:font-style="normal" style:text-underline-style="none" fo:font-weight="normal" officeooo:rsid="005b0bf7" officeooo:paragraph-rsid="005769c9" fo:background-color="transparent" style:font-style-asian="normal" style:font-weight-asian="normal" style:font-style-complex="normal" style:font-weight-complex="normal"/>
    </style:style>
    <style:style style:name="P76" style:family="paragraph" style:parent-style-name="Standard">
      <style:text-properties style:font-name="Purisa" fo:font-style="normal" style:text-underline-style="none" fo:font-weight="normal" officeooo:rsid="005b0bf7" officeooo:paragraph-rsid="005b0bf7" fo:background-color="transparent" style:font-style-asian="normal" style:font-weight-asian="normal" style:font-style-complex="normal" style:font-weight-complex="normal"/>
    </style:style>
    <style:style style:name="P77" style:family="paragraph" style:parent-style-name="Standard">
      <style:text-properties style:font-name="Purisa" fo:font-style="normal" style:text-underline-style="none" fo:font-weight="normal" officeooo:rsid="00677cdf" officeooo:paragraph-rsid="00677cdf" fo:background-color="transparent" style:font-style-asian="normal" style:font-weight-asian="normal" style:font-style-complex="normal" style:font-weight-complex="normal"/>
    </style:style>
    <style:style style:name="P78" style:family="paragraph" style:parent-style-name="Standard">
      <style:text-properties style:font-name="Purisa" fo:font-style="normal" style:text-underline-style="none" fo:font-weight="normal" officeooo:rsid="0067b0f3" officeooo:paragraph-rsid="0067b0f3" fo:background-color="transparent" style:font-style-asian="normal" style:font-weight-asian="normal" style:font-style-complex="normal" style:font-weight-complex="normal"/>
    </style:style>
    <style:style style:name="P79" style:family="paragraph" style:parent-style-name="Standard">
      <style:text-properties style:font-name="Purisa" fo:font-style="normal" style:text-underline-style="none" fo:font-weight="normal" officeooo:rsid="006a7e80" officeooo:paragraph-rsid="006a7e80" fo:background-color="transparent" style:font-style-asian="normal" style:font-weight-asian="normal" style:font-style-complex="normal" style:font-weight-complex="normal"/>
    </style:style>
    <style:style style:name="P80" style:family="paragraph" style:parent-style-name="Standard">
      <style:text-properties style:font-name="Purisa" fo:font-style="normal" style:text-underline-style="none" fo:font-weight="normal" officeooo:rsid="006b007e" officeooo:paragraph-rsid="006b007e" fo:background-color="transparent" style:font-style-asian="normal" style:font-weight-asian="normal" style:font-style-complex="normal" style:font-weight-complex="normal"/>
    </style:style>
    <style:style style:name="P81" style:family="paragraph" style:parent-style-name="Standard">
      <style:text-properties style:font-name="Purisa" fo:font-style="normal" style:text-underline-style="none" fo:font-weight="normal" officeooo:rsid="006d75ad" officeooo:paragraph-rsid="006d75ad" fo:background-color="transparent" style:font-style-asian="normal" style:font-weight-asian="normal" style:font-style-complex="normal" style:font-weight-complex="normal"/>
    </style:style>
    <style:style style:name="P82" style:family="paragraph" style:parent-style-name="Standard">
      <style:text-properties style:font-name="Purisa" fo:font-style="normal" style:text-underline-style="none" fo:font-weight="bold" officeooo:rsid="0037b7d2" officeooo:paragraph-rsid="0037b7d2" style:font-style-asian="normal" style:font-weight-asian="bold" style:font-style-complex="normal" style:font-weight-complex="bold"/>
    </style:style>
    <style:style style:name="P83" style:family="paragraph" style:parent-style-name="Standard">
      <style:text-properties style:font-name="Purisa" fo:font-style="normal" style:text-underline-style="none" fo:font-weight="bold" officeooo:rsid="0039e50a" officeooo:paragraph-rsid="0039e50a" style:font-style-asian="normal" style:font-weight-asian="bold" style:font-style-complex="normal" style:font-weight-complex="bold"/>
    </style:style>
    <style:style style:name="P84" style:family="paragraph" style:parent-style-name="Standard">
      <style:text-properties style:font-name="Purisa" fo:font-style="normal" style:text-underline-style="none" fo:font-weight="bold" officeooo:rsid="003a88e3" officeooo:paragraph-rsid="003a88e3" style:font-style-asian="normal" style:font-weight-asian="bold" style:font-style-complex="normal" style:font-weight-complex="bold"/>
    </style:style>
    <style:style style:name="P85" style:family="paragraph" style:parent-style-name="Standard">
      <style:text-properties style:font-name="Purisa" fo:font-style="normal" style:text-underline-style="none" fo:font-weight="bold" officeooo:rsid="00421e42" officeooo:paragraph-rsid="00421e42" style:font-style-asian="normal" style:font-weight-asian="bold" style:font-style-complex="normal" style:font-weight-complex="bold"/>
    </style:style>
    <style:style style:name="P86" style:family="paragraph" style:parent-style-name="Standard">
      <style:text-properties style:font-name="Purisa" fo:font-style="normal" style:text-underline-style="none" fo:font-weight="bold" officeooo:rsid="0042af8f" officeooo:paragraph-rsid="0042af8f" fo:background-color="#ffff00" style:font-style-asian="normal" style:font-weight-asian="bold" style:font-style-complex="normal" style:font-weight-complex="bold"/>
    </style:style>
    <style:style style:name="P87" style:family="paragraph" style:parent-style-name="Standard">
      <style:text-properties style:font-name="Purisa" fo:font-style="normal" style:text-underline-style="none" fo:font-weight="bold" officeooo:rsid="0049d61d" officeooo:paragraph-rsid="0049d61d" fo:background-color="#ffff00" style:font-style-asian="normal" style:font-weight-asian="bold" style:font-style-complex="normal" style:font-weight-complex="bold"/>
    </style:style>
    <style:style style:name="P88" style:family="paragraph" style:parent-style-name="Standard">
      <style:text-properties style:font-name="Purisa" fo:font-style="normal" style:text-underline-style="none" fo:font-weight="bold" officeooo:rsid="0051297f" officeooo:paragraph-rsid="0051297f" fo:background-color="transparent" style:font-style-asian="normal" style:font-weight-asian="bold" style:font-style-complex="normal" style:font-weight-complex="bold"/>
    </style:style>
    <style:style style:name="P89" style:family="paragraph" style:parent-style-name="Standard">
      <style:text-properties style:font-name="Purisa" fo:font-style="normal" style:text-underline-style="none" fo:font-weight="bold" officeooo:rsid="0051e27d" officeooo:paragraph-rsid="0051e27d" fo:background-color="transparent" style:font-style-asian="normal" style:font-weight-asian="bold" style:font-style-complex="normal" style:font-weight-complex="bold"/>
    </style:style>
    <style:style style:name="P90" style:family="paragraph" style:parent-style-name="Standard">
      <style:text-properties style:font-name="Purisa" fo:font-style="normal" style:text-underline-style="none" fo:font-weight="bold" officeooo:rsid="00529596" officeooo:paragraph-rsid="00529596" fo:background-color="transparent" style:font-style-asian="normal" style:font-weight-asian="bold" style:font-style-complex="normal" style:font-weight-complex="bold"/>
    </style:style>
    <style:style style:name="P91" style:family="paragraph" style:parent-style-name="Standard">
      <style:text-properties style:font-name="Purisa" fo:font-style="normal" style:text-underline-style="none" fo:font-weight="bold" officeooo:rsid="0053bc8e" officeooo:paragraph-rsid="0053bc8e" fo:background-color="transparent" style:font-style-asian="normal" style:font-weight-asian="bold" style:font-style-complex="normal" style:font-weight-complex="bold"/>
    </style:style>
    <style:style style:name="P92" style:family="paragraph" style:parent-style-name="Standard">
      <style:text-properties style:font-name="Purisa" fo:font-style="normal" style:text-underline-style="none" fo:font-weight="bold" officeooo:rsid="004d60ff" officeooo:paragraph-rsid="004d60ff" fo:background-color="transparent" style:font-style-asian="normal" style:font-weight-asian="bold" style:font-style-complex="normal" style:font-weight-complex="bold"/>
    </style:style>
    <style:style style:name="P93" style:family="paragraph" style:parent-style-name="Standard">
      <style:text-properties style:font-name="Purisa" fo:font-style="normal" style:text-underline-style="none" fo:font-weight="bold" officeooo:rsid="005769c9" officeooo:paragraph-rsid="005769c9" fo:background-color="transparent" style:font-style-asian="normal" style:font-weight-asian="bold" style:font-style-complex="normal" style:font-weight-complex="bold"/>
    </style:style>
    <style:style style:name="P94" style:family="paragraph" style:parent-style-name="Standard">
      <style:text-properties style:font-name="Purisa" fo:font-style="normal" style:text-underline-style="none" fo:font-weight="bold" officeooo:rsid="005b0bf7" officeooo:paragraph-rsid="005b0bf7" fo:background-color="transparent" style:font-style-asian="normal" style:font-weight-asian="bold" style:font-style-complex="normal" style:font-weight-complex="bold"/>
    </style:style>
    <style:style style:name="P95" style:family="paragraph" style:parent-style-name="Standard">
      <style:text-properties style:font-name="Purisa" fo:font-style="normal" style:text-underline-style="none" fo:font-weight="bold" officeooo:rsid="005d25a3" officeooo:paragraph-rsid="005d25a3" fo:background-color="transparent" style:font-style-asian="normal" style:font-weight-asian="bold" style:font-style-complex="normal" style:font-weight-complex="bold"/>
    </style:style>
    <style:style style:name="P96" style:family="paragraph" style:parent-style-name="Standard">
      <style:text-properties style:font-name="Purisa" fo:font-style="normal" style:text-underline-style="none" fo:font-weight="bold" officeooo:rsid="005e54c0" officeooo:paragraph-rsid="005e54c0" fo:background-color="transparent" style:font-style-asian="normal" style:font-weight-asian="bold" style:font-style-complex="normal" style:font-weight-complex="bold"/>
    </style:style>
    <style:style style:name="P97" style:family="paragraph" style:parent-style-name="Standard">
      <style:text-properties style:font-name="Purisa" fo:font-style="normal" style:text-underline-style="none" fo:font-weight="bold" officeooo:rsid="00619f98" officeooo:paragraph-rsid="00619f98" fo:background-color="transparent" style:font-style-asian="normal" style:font-weight-asian="bold" style:font-style-complex="normal" style:font-weight-complex="bold"/>
    </style:style>
    <style:style style:name="P98" style:family="paragraph" style:parent-style-name="Standard">
      <style:text-properties style:font-name="Purisa" fo:font-style="normal" style:text-underline-style="none" fo:font-weight="bold" officeooo:rsid="00629fdd" officeooo:paragraph-rsid="00629fdd" fo:background-color="transparent" style:font-style-asian="normal" style:font-weight-asian="bold" style:font-style-complex="normal" style:font-weight-complex="bold"/>
    </style:style>
    <style:style style:name="P99" style:family="paragraph" style:parent-style-name="Standard">
      <style:text-properties style:font-name="Purisa" fo:font-style="normal" style:text-underline-style="none" fo:font-weight="bold" officeooo:rsid="00677cdf" officeooo:paragraph-rsid="00677cdf" fo:background-color="transparent" style:font-style-asian="normal" style:font-weight-asian="bold" style:font-style-complex="normal" style:font-weight-complex="bold"/>
    </style:style>
    <style:style style:name="P100" style:family="paragraph" style:parent-style-name="Standard">
      <style:text-properties style:font-name="Purisa" fo:font-style="normal" style:text-underline-style="none" fo:font-weight="bold" officeooo:rsid="005769c9" officeooo:paragraph-rsid="005769c9" fo:background-color="#ffff66" style:font-style-asian="normal" style:font-weight-asian="bold" style:font-style-complex="normal" style:font-weight-complex="bold"/>
    </style:style>
    <style:style style:name="P101" style:family="paragraph" style:parent-style-name="Standard">
      <style:text-properties style:font-name="Purisa" fo:font-style="normal" style:text-underline-style="solid" style:text-underline-width="auto" style:text-underline-color="font-color" fo:font-weight="normal" officeooo:rsid="002f6087" officeooo:paragraph-rsid="002f6087" style:font-style-asian="normal" style:font-weight-asian="normal" style:font-style-complex="normal" style:font-weight-complex="normal"/>
    </style:style>
    <style:style style:name="P102" style:family="paragraph" style:parent-style-name="Standard">
      <style:text-properties style:font-name="Purisa" fo:font-style="normal" style:text-underline-style="solid" style:text-underline-width="auto" style:text-underline-color="font-color" fo:font-weight="normal" officeooo:rsid="002990a9" officeooo:paragraph-rsid="002990a9" style:font-style-asian="normal" style:font-weight-asian="normal" style:font-style-complex="normal" style:font-weight-complex="normal"/>
    </style:style>
    <style:style style:name="P103" style:family="paragraph" style:parent-style-name="Standard">
      <style:text-properties style:font-name="Purisa" fo:font-style="normal" style:text-underline-style="solid" style:text-underline-width="auto" style:text-underline-color="font-color" fo:font-weight="normal" officeooo:rsid="00629fdd" officeooo:paragraph-rsid="00629fdd" fo:background-color="transparent" style:font-style-asian="normal" style:font-weight-asian="normal" style:font-style-complex="normal" style:font-weight-complex="normal"/>
    </style:style>
    <style:style style:name="P104" style:family="paragraph" style:parent-style-name="Standard">
      <style:text-properties style:font-name="Purisa" fo:font-style="normal" style:text-underline-style="solid" style:text-underline-width="auto" style:text-underline-color="font-color" fo:font-weight="bold" officeooo:rsid="002fdb0b" officeooo:paragraph-rsid="002fdb0b" style:font-style-asian="normal" style:font-weight-asian="bold" style:font-style-complex="normal" style:font-weight-complex="bold"/>
    </style:style>
    <style:style style:name="P105" style:family="paragraph" style:parent-style-name="Standard">
      <style:text-properties style:font-name="Purisa" fo:font-style="normal" style:text-underline-style="solid" style:text-underline-width="auto" style:text-underline-color="font-color" fo:font-weight="bold" officeooo:rsid="0037a8a6" officeooo:paragraph-rsid="0037a8a6" style:font-style-asian="normal" style:font-weight-asian="bold" style:font-style-complex="normal" style:font-weight-complex="bold"/>
    </style:style>
    <style:style style:name="P106" style:family="paragraph" style:parent-style-name="Standard">
      <style:text-properties style:font-name="Purisa" fo:font-style="normal" style:text-underline-style="solid" style:text-underline-width="auto" style:text-underline-color="font-color" fo:font-weight="bold" officeooo:rsid="004b668e" officeooo:paragraph-rsid="004b668e" fo:background-color="transparent" style:font-style-asian="normal" style:font-weight-asian="bold" style:font-style-complex="normal" style:font-weight-complex="bold"/>
    </style:style>
    <style:style style:name="P107" style:family="paragraph" style:parent-style-name="Standard">
      <style:text-properties style:font-name="Purisa" fo:font-style="normal" style:text-underline-style="solid" style:text-underline-width="auto" style:text-underline-color="font-color" fo:font-weight="bold" officeooo:rsid="005b273c" officeooo:paragraph-rsid="005b273c" fo:background-color="transparent" style:font-style-asian="normal" style:font-weight-asian="bold" style:font-style-complex="normal" style:font-weight-complex="bold"/>
    </style:style>
    <style:style style:name="P108" style:family="paragraph" style:parent-style-name="Standard">
      <style:text-properties style:font-name="Purisa" fo:font-size="13pt" fo:font-style="normal" style:text-underline-style="none" fo:font-weight="bold" officeooo:rsid="005d25a3" officeooo:paragraph-rsid="005d25a3" fo:background-color="transparent" style:font-size-asian="13pt" style:font-style-asian="normal" style:font-weight-asian="bold" style:font-size-complex="13pt" style:font-style-complex="normal" style:font-weight-complex="bold"/>
    </style:style>
    <style:style style:name="P109" style:family="paragraph" style:parent-style-name="Standard">
      <style:paragraph-properties fo:break-before="page"/>
      <style:text-properties style:font-name="Purisa" fo:font-weight="bold" officeooo:rsid="000fc279" officeooo:paragraph-rsid="000fc279" style:font-weight-asian="bold" style:font-weight-complex="bold"/>
    </style:style>
    <style:style style:name="P110" style:family="paragraph" style:parent-style-name="Standard">
      <style:paragraph-properties fo:break-before="page"/>
      <style:text-properties style:font-name="Purisa" fo:font-style="normal" style:text-underline-style="none" fo:font-weight="bold" officeooo:rsid="0054cb5d" officeooo:paragraph-rsid="0054cb5d" fo:background-color="transparent" style:font-style-asian="normal" style:font-weight-asian="bold" style:font-style-complex="normal" style:font-weight-complex="bold"/>
    </style:style>
    <style:style style:name="P111" style:family="paragraph" style:parent-style-name="Standard">
      <style:paragraph-properties fo:break-before="page"/>
      <style:text-properties style:font-name="Purisa" fo:font-style="normal" style:text-underline-style="solid" style:text-underline-width="auto" style:text-underline-color="font-color" fo:font-weight="bold" officeooo:rsid="005e54c0" officeooo:paragraph-rsid="005e54c0" fo:background-color="transparent" style:font-style-asian="normal" style:font-weight-asian="bold" style:font-style-complex="normal" style:font-weight-complex="bold"/>
    </style:style>
    <style:style style:name="P112" style:family="paragraph" style:parent-style-name="Standard" style:list-style-name="L1">
      <style:text-properties style:font-name="Purisa" fo:font-weight="normal" officeooo:rsid="00221875" officeooo:paragraph-rsid="00221875" style:font-weight-asian="normal" style:font-weight-complex="normal"/>
    </style:style>
    <style:style style:name="P113" style:family="paragraph" style:parent-style-name="Standard" style:list-style-name="L2">
      <style:text-properties style:font-name="Purisa" style:text-underline-style="none" fo:font-weight="normal" officeooo:rsid="00221875" officeooo:paragraph-rsid="00221875" style:font-weight-asian="normal" style:font-weight-complex="normal"/>
    </style:style>
    <style:style style:name="P114" style:family="paragraph" style:parent-style-name="Standard" style:list-style-name="L2">
      <style:text-properties style:font-name="Purisa" style:text-underline-style="none" fo:font-weight="normal" officeooo:rsid="00265cba" officeooo:paragraph-rsid="00221875" style:font-weight-asian="normal" style:font-weight-complex="normal"/>
    </style:style>
    <style:style style:name="P115" style:family="paragraph" style:parent-style-name="Standard" style:list-style-name="L2">
      <style:text-properties style:font-name="Purisa" style:text-underline-style="none" fo:font-weight="normal" officeooo:rsid="00265cba" officeooo:paragraph-rsid="00265cba" style:font-weight-asian="normal" style:font-weight-complex="normal"/>
    </style:style>
    <style:style style:name="P116" style:family="paragraph" style:parent-style-name="Standard" style:list-style-name="L2">
      <style:text-properties style:font-name="Purisa" style:text-underline-style="none" fo:font-weight="normal" officeooo:rsid="00284a56" officeooo:paragraph-rsid="00284a56" style:font-weight-asian="normal" style:font-weight-complex="normal"/>
    </style:style>
    <style:style style:name="P117" style:family="paragraph" style:parent-style-name="Standard" style:list-style-name="L3">
      <style:text-properties style:font-name="Purisa" fo:font-style="italic" style:text-underline-style="none" fo:font-weight="normal" officeooo:rsid="002990a9" officeooo:paragraph-rsid="002990a9" style:font-style-asian="italic" style:font-weight-asian="normal" style:font-style-complex="italic" style:font-weight-complex="normal"/>
    </style:style>
    <style:style style:name="P118" style:family="paragraph" style:parent-style-name="Standard" style:list-style-name="L8">
      <style:text-properties style:font-name="Purisa" fo:font-style="italic" style:text-underline-style="none" fo:font-weight="normal" officeooo:rsid="002990a9" officeooo:paragraph-rsid="002990a9" style:font-style-asian="italic" style:font-weight-asian="normal" style:font-style-complex="italic" style:font-weight-complex="normal"/>
    </style:style>
    <style:style style:name="P119" style:family="paragraph" style:parent-style-name="Standard" style:list-style-name="L4">
      <style:text-properties style:font-name="Purisa" fo:font-style="italic" style:text-underline-style="none" fo:font-weight="normal" officeooo:rsid="002c434f" officeooo:paragraph-rsid="002c434f" style:font-style-asian="italic" style:font-weight-asian="normal" style:font-style-complex="italic" style:font-weight-complex="normal"/>
    </style:style>
    <style:style style:name="P120" style:family="paragraph" style:parent-style-name="Standard" style:list-style-name="L8">
      <style:text-properties style:font-name="Purisa" fo:font-style="italic" style:text-underline-style="none" fo:font-weight="normal" officeooo:rsid="002a4c6c" officeooo:paragraph-rsid="002a4c6c" style:font-style-asian="italic" style:font-weight-asian="normal" style:font-style-complex="italic" style:font-weight-complex="normal"/>
    </style:style>
    <style:style style:name="P121" style:family="paragraph" style:parent-style-name="Standard" style:list-style-name="L8">
      <style:text-properties style:font-name="Purisa" fo:font-style="italic" style:text-underline-style="none" fo:font-weight="normal" officeooo:rsid="002c0f84" officeooo:paragraph-rsid="002c0f84" style:font-style-asian="italic" style:font-weight-asian="normal" style:font-style-complex="italic" style:font-weight-complex="normal"/>
    </style:style>
    <style:style style:name="P122" style:family="paragraph" style:parent-style-name="Standard" style:list-style-name="L5">
      <style:text-properties style:font-name="Purisa" fo:font-style="normal" style:text-underline-style="none" fo:font-weight="normal" officeooo:rsid="002f8d7d" officeooo:paragraph-rsid="002f8d7d" style:font-style-asian="normal" style:font-weight-asian="normal" style:font-style-complex="normal" style:font-weight-complex="normal"/>
    </style:style>
    <style:style style:name="P123" style:family="paragraph" style:parent-style-name="Standard" style:list-style-name="L5">
      <style:text-properties style:font-name="Purisa" fo:font-style="normal" style:text-underline-style="none" fo:font-weight="normal" officeooo:rsid="002d752c" officeooo:paragraph-rsid="002d752c" style:font-style-asian="normal" style:font-weight-asian="normal" style:font-style-complex="normal" style:font-weight-complex="normal"/>
    </style:style>
    <style:style style:name="P124" style:family="paragraph" style:parent-style-name="Standard" style:list-style-name="L6">
      <style:text-properties style:font-name="Purisa" fo:font-style="normal" style:text-underline-style="none" fo:font-weight="normal" officeooo:rsid="002d752c" officeooo:paragraph-rsid="002d752c" style:font-style-asian="normal" style:font-weight-asian="normal" style:font-style-complex="normal" style:font-weight-complex="normal"/>
    </style:style>
    <style:style style:name="P125" style:family="paragraph" style:parent-style-name="Standard" style:list-style-name="L7">
      <style:text-properties style:font-name="Purisa" fo:font-style="normal" style:text-underline-style="none" fo:font-weight="normal" officeooo:rsid="002f6087" officeooo:paragraph-rsid="002f6087" style:font-style-asian="normal" style:font-weight-asian="normal" style:font-style-complex="normal" style:font-weight-complex="normal"/>
    </style:style>
    <style:style style:name="P126" style:family="paragraph" style:parent-style-name="Standard" style:list-style-name="L8">
      <style:text-properties style:font-name="Purisa" fo:font-style="normal" style:text-underline-style="none" fo:font-weight="normal" officeooo:rsid="002990a9" officeooo:paragraph-rsid="002990a9" style:font-style-asian="normal" style:font-weight-asian="normal" style:font-style-complex="normal" style:font-weight-complex="normal"/>
    </style:style>
    <style:style style:name="P127" style:family="paragraph" style:parent-style-name="Standard" style:list-style-name="L9">
      <style:text-properties style:font-name="Purisa" fo:font-style="normal" style:text-underline-style="none" fo:font-weight="normal" officeooo:rsid="0037b7d2" officeooo:paragraph-rsid="0037b7d2" style:font-style-asian="normal" style:font-weight-asian="normal" style:font-style-complex="normal" style:font-weight-complex="normal"/>
    </style:style>
    <style:style style:name="P128" style:family="paragraph" style:parent-style-name="Standard">
      <style:text-properties style:font-name="Purisa" fo:font-style="normal" style:text-underline-style="none" fo:font-weight="normal" officeooo:rsid="006f1f93" officeooo:paragraph-rsid="006f1f93" fo:background-color="transparent" style:font-style-asian="normal" style:font-weight-asian="normal" style:font-style-complex="normal" style:font-weight-complex="normal"/>
    </style:style>
    <style:style style:name="P129" style:family="paragraph" style:parent-style-name="Standard">
      <style:text-properties style:font-name="Purisa" fo:font-style="normal" style:text-underline-style="none" fo:font-weight="normal" officeooo:rsid="0070530d" officeooo:paragraph-rsid="0070530d" fo:background-color="transparent" style:font-style-asian="normal" style:font-weight-asian="normal" style:font-style-complex="normal" style:font-weight-complex="normal"/>
    </style:style>
    <style:style style:name="P130" style:family="paragraph" style:parent-style-name="Standard" style:list-style-name="L11">
      <style:text-properties style:font-name="Purisa" fo:font-style="normal" style:text-underline-style="none" fo:font-weight="normal" officeooo:rsid="0070530d" officeooo:paragraph-rsid="0070530d" fo:background-color="transparent" style:font-style-asian="normal" style:font-weight-asian="normal" style:font-style-complex="normal" style:font-weight-complex="normal"/>
    </style:style>
    <style:style style:name="P131" style:family="paragraph" style:parent-style-name="Standard">
      <style:text-properties style:font-name="Purisa" fo:font-style="normal" style:text-underline-style="none" fo:font-weight="normal" officeooo:rsid="007119d2" officeooo:paragraph-rsid="007119d2" fo:background-color="transparent" style:font-style-asian="normal" style:font-weight-asian="normal" style:font-style-complex="normal" style:font-weight-complex="normal"/>
    </style:style>
    <style:style style:name="P132" style:family="paragraph" style:parent-style-name="Standard">
      <style:text-properties style:font-name="Purisa" fo:font-style="normal" style:text-underline-style="none" fo:font-weight="normal" officeooo:rsid="00715bb8" officeooo:paragraph-rsid="00715bb8" fo:background-color="transparent" style:font-style-asian="normal" style:font-weight-asian="normal" style:font-style-complex="normal" style:font-weight-complex="normal"/>
    </style:style>
    <style:style style:name="P133" style:family="paragraph" style:parent-style-name="Standard">
      <style:text-properties style:font-name="Purisa" fo:font-style="normal" style:text-underline-style="none" fo:font-weight="normal" officeooo:rsid="00721df0" officeooo:paragraph-rsid="00721df0" fo:background-color="transparent" style:font-style-asian="normal" style:font-weight-asian="normal" style:font-style-complex="normal" style:font-weight-complex="normal"/>
    </style:style>
    <style:style style:name="P134" style:family="paragraph" style:parent-style-name="Standard">
      <style:text-properties style:font-name="Purisa" fo:font-style="normal" style:text-underline-style="none" fo:font-weight="bold" officeooo:rsid="0070530d" officeooo:paragraph-rsid="0070530d" fo:background-color="transparent" style:font-style-asian="normal" style:font-weight-asian="bold" style:font-style-complex="normal" style:font-weight-complex="bold"/>
    </style:style>
    <style:style style:name="P135" style:family="paragraph" style:parent-style-name="Standard">
      <style:text-properties style:font-name="Purisa" fo:font-style="normal" style:text-underline-style="none" fo:font-weight="bold" officeooo:rsid="007119d2" officeooo:paragraph-rsid="007119d2" fo:background-color="transparent" style:font-style-asian="normal" style:font-weight-asian="bold" style:font-style-complex="normal" style:font-weight-complex="bold"/>
    </style:style>
    <style:style style:name="P136" style:family="paragraph" style:parent-style-name="Standard">
      <style:text-properties style:font-name="Purisa" fo:font-style="normal" style:text-underline-style="solid" style:text-underline-width="auto" style:text-underline-color="font-color" fo:font-weight="bold" officeooo:rsid="006f1f93" officeooo:paragraph-rsid="006f1f93" fo:background-color="transparent" style:font-style-asian="normal" style:font-weight-asian="bold" style:font-style-complex="normal" style:font-weight-complex="bold"/>
    </style:style>
    <style:style style:name="P137" style:family="paragraph" style:parent-style-name="Standard" style:list-style-name="L5">
      <style:text-properties officeooo:paragraph-rsid="002990a9"/>
    </style:style>
    <style:style style:name="P138" style:family="paragraph" style:parent-style-name="Standard" style:list-style-name="L5">
      <style:text-properties officeooo:rsid="002f8d7d" officeooo:paragraph-rsid="002f8d7d"/>
    </style:style>
    <style:style style:name="P139" style:family="paragraph" style:parent-style-name="Standard" style:list-style-name="L5">
      <style:text-properties officeooo:rsid="002d752c" officeooo:paragraph-rsid="002d752c"/>
    </style:style>
    <style:style style:name="T1" style:family="text">
      <style:text-properties officeooo:rsid="0013018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bold" officeooo:rsid="0045f679" style:font-weight-asian="bold" style:font-weight-complex="bold"/>
    </style:style>
    <style:style style:name="T5" style:family="text">
      <style:text-properties style:text-underline-style="solid" style:text-underline-width="auto" style:text-underline-color="font-color" fo:font-weight="bold" officeooo:rsid="00629fdd" style:font-weight-asian="bold" style:font-weight-complex="bold"/>
    </style:style>
    <style:style style:name="T6" style:family="text">
      <style:text-properties style:text-underline-style="solid" style:text-underline-width="auto" style:text-underline-color="font-color" officeooo:rsid="00506c7d"/>
    </style:style>
    <style:style style:name="T7" style:family="text">
      <style:text-properties officeooo:rsid="00174560"/>
    </style:style>
    <style:style style:name="T8" style:family="text">
      <style:text-properties officeooo:rsid="001d3b87"/>
    </style:style>
    <style:style style:name="T9" style:family="text">
      <style:text-properties officeooo:rsid="001e3f76"/>
    </style:style>
    <style:style style:name="T10" style:family="text">
      <style:text-properties officeooo:rsid="0020216d"/>
    </style:style>
    <style:style style:name="T11" style:family="text">
      <style:text-properties officeooo:rsid="00279cb1"/>
    </style:style>
    <style:style style:name="T12" style:family="text">
      <style:text-properties fo:font-style="normal" style:font-style-asian="normal" style:font-style-complex="normal"/>
    </style:style>
    <style:style style:name="T13" style:family="text">
      <style:text-properties fo:font-style="normal" officeooo:rsid="002a4c6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2a4c6c" style:font-style-asian="normal" style:font-weight-asian="bold" style:font-style-complex="normal" style:font-weight-complex="bold"/>
    </style:style>
    <style:style style:name="T16" style:family="text">
      <style:text-properties style:font-name="Purisa" fo:font-style="italic" style:text-underline-style="none" fo:font-weight="normal" officeooo:rsid="002990a9" style:font-style-asian="italic" style:font-weight-asian="normal" style:font-style-complex="italic" style:font-weight-complex="normal"/>
    </style:style>
    <style:style style:name="T17" style:family="text">
      <style:text-properties style:font-name="Purisa" fo:font-style="italic" style:text-underline-style="none" fo:font-weight="bold" officeooo:rsid="002990a9" style:font-style-asian="italic" style:font-weight-asian="bold" style:font-style-complex="italic" style:font-weight-complex="bold"/>
    </style:style>
    <style:style style:name="T18" style:family="text">
      <style:text-properties style:font-name="Purisa" fo:font-style="normal" style:text-underline-style="none" fo:font-weight="normal" style:font-style-asian="normal" style:font-weight-asian="normal" style:font-style-complex="normal" style:font-weight-complex="normal"/>
    </style:style>
    <style:style style:name="T19" style:family="text">
      <style:text-properties style:font-name="Purisa" fo:font-style="normal" style:text-underline-style="none" fo:font-weight="normal" officeooo:rsid="002990a9" style:font-style-asian="normal" style:font-weight-asian="normal" style:font-style-complex="normal" style:font-weight-complex="normal"/>
    </style:style>
    <style:style style:name="T20" style:family="text">
      <style:text-properties style:font-name="Purisa" fo:font-style="normal" style:text-underline-style="none" fo:font-weight="bold" style:font-style-asian="normal" style:font-weight-asian="bold" style:font-style-complex="normal" style:font-weight-complex="bold"/>
    </style:style>
    <style:style style:name="T21" style:family="text">
      <style:text-properties officeooo:rsid="003181ee"/>
    </style:style>
    <style:style style:name="T22" style:family="text">
      <style:text-properties officeooo:rsid="00326461"/>
    </style:style>
    <style:style style:name="T23" style:family="text">
      <style:text-properties officeooo:rsid="0032b7aa"/>
    </style:style>
    <style:style style:name="T24" style:family="text">
      <style:text-properties fo:font-weight="bold" style:font-weight-asian="bold" style:font-weight-complex="bold"/>
    </style:style>
    <style:style style:name="T25" style:family="text">
      <style:text-properties fo:font-weight="bold" officeooo:rsid="0063f519"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38c081" style:font-weight-asian="normal" style:font-weight-complex="normal"/>
    </style:style>
    <style:style style:name="T28" style:family="text">
      <style:text-properties fo:font-weight="normal" officeooo:rsid="003a88e3" style:font-weight-asian="normal" style:font-weight-complex="normal"/>
    </style:style>
    <style:style style:name="T29" style:family="text">
      <style:text-properties fo:font-weight="normal" officeooo:rsid="003c1f94" style:font-weight-asian="normal" style:font-weight-complex="normal"/>
    </style:style>
    <style:style style:name="T30" style:family="text">
      <style:text-properties fo:font-weight="normal" officeooo:rsid="00593c1e" style:font-weight-asian="normal" style:font-weight-complex="normal"/>
    </style:style>
    <style:style style:name="T31" style:family="text">
      <style:text-properties fo:font-weight="normal" officeooo:rsid="005b0bf7" style:font-weight-asian="normal" style:font-weight-complex="normal"/>
    </style:style>
    <style:style style:name="T32" style:family="text">
      <style:text-properties officeooo:rsid="0045f679"/>
    </style:style>
    <style:style style:name="T33" style:family="text">
      <style:text-properties officeooo:rsid="004eff19"/>
    </style:style>
    <style:style style:name="T34" style:family="text">
      <style:text-properties officeooo:rsid="00506c7d"/>
    </style:style>
    <style:style style:name="T35" style:family="text">
      <style:text-properties officeooo:rsid="0051e27d"/>
    </style:style>
    <style:style style:name="T36" style:family="text">
      <style:text-properties officeooo:rsid="0053bc8e"/>
    </style:style>
    <style:style style:name="T37" style:family="text">
      <style:text-properties officeooo:rsid="005444f5"/>
    </style:style>
    <style:style style:name="T38" style:family="text">
      <style:text-properties officeooo:rsid="00611bf4"/>
    </style:style>
    <style:style style:name="T39" style:family="text">
      <style:text-properties officeooo:rsid="00629fdd"/>
    </style:style>
    <style:style style:name="T40" style:family="text">
      <style:text-properties officeooo:rsid="0063f519"/>
    </style:style>
    <style:style style:name="T41" style:family="text">
      <style:text-properties officeooo:rsid="006b007e"/>
    </style:style>
    <style:style style:name="T42" style:family="text">
      <style:text-properties officeooo:rsid="006d75ad"/>
    </style:style>
    <style:style style:name="T43" style:family="text">
      <style:text-properties officeooo:rsid="00721d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erve Cells and Nerve Impulses</text:p>
      <text:p text:style-name="P3"/>
      <text:p text:style-name="P8"><text:span text:style-name="T2">Nervous System</text:span>:</text:p>
      <text:list xml:id="list3010163409431809724" text:style-name="L1">
        <text:list-item>
          <text:p text:style-name="P112">Central nervous system(CNS)-the brain and the spinal cord</text:p>
        </text:list-item>
        <text:list-item>
          <text:p text:style-name="P112">Peripheral nervous system(PNS)-NS other than brain and spinal cord(e.g., nerves from sense organs to the CNS)</text:p>
        </text:list-item>
      </text:list>
      <text:p text:style-name="P8"/>
      <text:p text:style-name="P20">Blood-Brain Barrier(BBB):</text:p>
      <text:list xml:id="list6969139990677207821" text:style-name="L2">
        <text:list-item>
          <text:p text:style-name="P113">A semi permeable “barrier” between blood and brain</text:p>
        </text:list-item>
        <text:list-item>
          <text:p text:style-name="P113">Produced by tightly packed cells in the capillary walls of the brain</text:p>
        </text:list-item>
        <text:list-item>
          <text:p text:style-name="P114">Protects and helps to regulate the chemical balance of the brain</text:p>
          <text:list>
            <text:list-item>
              <text:p text:style-name="P115">Passive(doesn't consume energy) crossing of the BBB:</text:p>
              <text:list>
                <text:list-item>
                  <text:p text:style-name="P115">small uncharged molecules(incl. Oxygen &amp; carbon <text:span text:style-name="T11">dioxide</text:span>)</text:p>
                </text:list-item>
                <text:list-item>
                  <text:p text:style-name="P115">molecules that dissolve in the fats of the membrane, e.g. vitamins A&amp;D, various drugs that affect the brain</text:p>
                </text:list-item>
              </text:list>
            </text:list-item>
            <text:list-item>
              <text:p text:style-name="P116">Excludes most viruses, bacteria &amp; toxins.</text:p>
            </text:list-item>
          </text:list>
        </text:list-item>
        <text:list-item>
          <text:p text:style-name="P116">Necessary substances (e.g glucose for energy &amp; aminoacids to build proteins) access the brain via active transport systems.</text:p>
        </text:list-item>
      </text:list>
      <text:p text:style-name="P16"/>
      <text:p text:style-name="P21">Two main types of cells in the NS:</text:p>
      <text:list xml:id="list7065638550628931695" text:style-name="L3">
        <text:list-item>
          <text:p text:style-name="P117">Nerve cells (neurons) – information processing</text:p>
        </text:list-item>
        <text:list-item>
          <text:p text:style-name="P117">Glial cells (glia, neuroglia) – supporting cell</text:p>
        </text:list-item>
      </text:list>
      <text:p text:style-name="P24"/>
      <text:p text:style-name="P23">Neurons:</text:p>
      <text:list xml:id="list7036887412790687493" text:style-name="L4">
        <text:list-item>
          <text:p text:style-name="P119">Specialize in performing information-processing tasks</text:p>
        </text:list-item>
      </text:list>
      <text:list xml:id="list5682106732264972217" text:style-name="L5">
        <text:list-item>
          <text:p text:style-name="P137"><text:span text:style-name="T16">There are 70 billion </text:span><text:span text:style-name="T17">neurons </text:span><text:span text:style-name="T19">in the CEREBELLUM, 12-15 billion in CEREBRAL CORTEX, 1 billion in SPINAL CORD.</text:span></text:p>
        </text:list-item>
        <text:list-item>
          <text:p text:style-name="P138"><text:span text:style-name="T19">3 </text:span><text:span text:style-name="T18">types of neurons:</text:span></text:p>
          <text:list>
            <text:list-item>
              <text:p text:style-name="P138"><text:span text:style-name="T18">Motor neurons – carry signals </text:span><text:span text:style-name="T20">away</text:span><text:span text:style-name="T18"> from the brain/spinal cord to the muscles to produce movement</text:span></text:p>
            </text:list-item>
            <text:list-item>
              <text:p text:style-name="P138"><text:span text:style-name="T18">Sensory neurons – carry information from the outside world </text:span><text:span text:style-name="T20">into</text:span><text:span text:style-name="T18"> the brain via the spinal cord.</text:span></text:p>
            </text:list-item>
            <text:list-item>
              <text:p text:style-name="P122">Interneurons(most common) – connect sensory neurons, motor neurons or other neurons</text:p>
            </text:list-item>
          </text:list>
        </text:list-item>
        <text:list-item>
          <text:p text:style-name="P139"><text:span text:style-name="T18">Soma(cell body) contains the nucleus – contains most of the cell's </text:span><text:soft-page-break/><text:span text:style-name="T18">genetic material organized as DNA molecules</text:span></text:p>
        </text:list-item>
        <text:list-item>
          <text:p text:style-name="P123">Dendrites: branching fibers that get narrower at the end. Receive information from other neurons via synaptic receptors.</text:p>
        </text:list-item>
        <text:list-item>
          <text:p text:style-name="P123">Axon: a thin fiber of constant diameter that extends away from the soma and transmits information from the soma to other neurons. Covered in myelin sheaths.</text:p>
        </text:list-item>
        <text:list-item>
          <text:p text:style-name="P123">Membrane: 8nm thick, made up of lipid molecules and proteins. Penetrable for small uncharged molecules(water, oxygen, carbon dioxide). Some charged ions(sodium Na+, potassium K+, calcium Ca+, cloride Cl-) can cross through specialized protein channels.</text:p>
        </text:list-item>
        <text:list-item>
          <text:p text:style-name="P123">More Na+&amp;Cl- outside than inside, more K+ inside than outside → resting potential inside the neuron: -70mv</text:p>
        </text:list-item>
      </text:list>
      <text:p text:style-name="P25"/>
      <text:p text:style-name="P25">Forces acting on Na+ and K+ ions:</text:p>
      <text:list xml:id="list4748910965532533931" text:style-name="L6">
        <text:list-item>
          <text:p text:style-name="P124">Force of diffusion(aka concentration gradient): ions move from high concentration to low. More Na+ outside than inside → more likely to enter neuron.</text:p>
        </text:list-item>
        <text:list-item>
          <text:p text:style-name="P124">Electrostatic pressure(aka electrical gradient): positively-charged ions are dragged to the negative charge (and vice versa).</text:p>
        </text:list-item>
      </text:list>
      <text:p text:style-name="P25"/>
      <text:p text:style-name="P101">Neuron stimulation:</text:p>
      <text:list xml:id="list5142399069281563359" text:style-name="L7">
        <text:list-item>
          <text:p text:style-name="P125">Hyperpolarization: even more negative</text:p>
        </text:list-item>
        <text:list-item>
          <text:p text:style-name="P125">Depolarization: reduction of neuron's polarization towards zero.</text:p>
        </text:list-item>
        <text:list-item>
          <text:p text:style-name="P125">If stimulation exceeds a certain level – the threshold of excitation – it produces a sudden, massice depolarization of the membrane(the potential shoots beyond the strength of the stimulus) – action potential.</text:p>
        </text:list-item>
        <text:list-item>
          <text:p text:style-name="P125">Action potential is independent of the amount of current which produced it(all-or-none). Starts at axon hillock and propagates along the axon via saltatory conduction</text:p>
        </text:list-item>
      </text:list>
      <text:p text:style-name="P26"/>
      <text:p text:style-name="P102">Glia:</text:p>
      <text:list xml:id="list1032549095303562949" text:style-name="L8">
        <text:list-item>
          <text:p text:style-name="P126">smaller than neurons but more numerous (approx 10 times as many as neurons)</text:p>
        </text:list-item>
        <text:list-item>
          <text:p text:style-name="P118"><text:span text:style-name="T12">most common glia: oligodendrocytes(76%), astrocytes(17%), </text:span><text:soft-page-break/><text:span text:style-name="T12">microglia(6%)</text:span></text:p>
        </text:list-item>
        <text:list-item>
          <text:p text:style-name="P126">supportive cells of the NS and have many vital roles</text:p>
          <text:list>
            <text:list-item>
              <text:p text:style-name="P118"><text:span text:style-name="T12">provide structure i.e. surround </text:span><text:span text:style-name="T13">neurons</text:span><text:span text:style-name="T12"> </text:span><text:span text:style-name="T13">and hold them in place(</text:span><text:span text:style-name="T15">astrocytes</text:span><text:span text:style-name="T13">)</text:span></text:p>
            </text:list-item>
            <text:list-item>
              <text:p text:style-name="P120"><text:span text:style-name="T12">insulate nerve cells with myelin sheaths(</text:span><text:span text:style-name="T14">oligodendrocytes</text:span><text:span text:style-name="T12"> in the CNS, </text:span><text:span text:style-name="T14">Schwann cells</text:span><text:span text:style-name="T12"> in the PNS)</text:span></text:p>
            </text:list-item>
            <text:list-item>
              <text:p text:style-name="P120"><text:span text:style-name="T12">supply nutrients and oxygen to neuron(</text:span><text:span text:style-name="T14">astrocytes</text:span><text:span text:style-name="T12">)</text:span></text:p>
            </text:list-item>
            <text:list-item>
              <text:p text:style-name="P120"><text:span text:style-name="T12">removal of dead neuronal tissue &amp; immune defence of the CNS (</text:span><text:span text:style-name="T14">microglia</text:span><text:span text:style-name="T12">:phagocytes)</text:span></text:p>
            </text:list-item>
            <text:list-item>
              <text:p text:style-name="P120"><text:span text:style-name="T12">During development, glial cells provide scaffolds for neurons to migrate to their final destinations(</text:span><text:span text:style-name="T14">radial glia</text:span><text:span text:style-name="T12">)</text:span></text:p>
            </text:list-item>
            <text:list-item>
              <text:p text:style-name="P121"><text:span text:style-name="T12">Modulate neurotransmission(</text:span><text:span text:style-name="T14">astrocytes</text:span><text:span text:style-name="T12">: clear neurotransmitter from synaptic cleft)</text:span></text:p>
            </text:list-item>
          </text:list>
        </text:list-item>
      </text:list>
      <text:p text:style-name="P27"/>
      <text:p text:style-name="P27">Ratio of astrocytes to neurons increases as behavioral complexity increases.</text:p>
      <text:p text:style-name="P27"/>
      <text:p text:style-name="P104">Neurotransmission:</text:p>
      <text:p text:style-name="P28">-Synapse is 20-30nm wide</text:p>
      <text:p text:style-name="P28">-Pinching a dog's foot made the dog flex its leg after a short delay</text:p>
      <text:p text:style-name="P28">-The speed of impulse in reflexes – 15 m/s <text:span text:style-name="T21">because of reflex arc. 40 m/s conduction through the axon.</text:span></text:p>
      <text:p text:style-name="P28">-<text:span text:style-name="T22">Neuron synthesizes chemicals that serve as neurotransmitters</text:span></text:p>
      <text:p text:style-name="P28">-<text:span text:style-name="T22">Stored in vesicles</text:span></text:p>
      <text:p text:style-name="P28">-<text:span text:style-name="T22">Action potential arrives at the terminals of the presynaptic neuron, voltage-gated calcium(Ca+) channels open due to depolarization(different than Na+ for conduction along the axon)</text:span></text:p>
      <text:p text:style-name="P28">-<text:span text:style-name="T22">After 1-2ms neurotransmitter is released to the synaptic cleft</text:span></text:p>
      <text:p text:style-name="P28">-<text:span text:style-name="T22">Cross the synaptic cleft in 0.01ms and attach to receptors on the postsynaptic neuron(total 2ms)</text:span></text:p>
      <text:p text:style-name="P28">-<text:span text:style-name="T22">Receptor is protein embedded in the membrane that matches molecular shape of a specific neurotransmitter molecule.</text:span></text:p>
      <text:p text:style-name="P28">-<text:span text:style-name="T22">Ionotropic receptors: neurotransmitter directly opens some type of ion channels. Fast and short lived. Used for visual and hearing inputs, muscle activity</text:span></text:p>
      <text:p text:style-name="P28"><text:soft-page-break/>-<text:span text:style-name="T22">Metabotropic receptors: neurotransmitter opens ion channels indirectly. Slower. Longer-lasting. Used for hunger, thirst, fear, anger.</text:span></text:p>
      <text:p text:style-name="P28">-<text:span text:style-name="T23">EPSP(Excitatory postsynaptic potential): Depolarization of the neuron; the postsynaptic neuron more likely to fire (relative to its spontaneous firing rate)</text:span></text:p>
      <text:p text:style-name="P29">-IPSP(Inhibitory postsynaptic potential: Hyperpolarization of the neuron; decreases the rate of action potentials in the postsynaptic neuron.</text:p>
      <text:p text:style-name="P29">-Temporal summation: rapid repeated sub-threshold stimulations</text:p>
      <text:p text:style-name="P29">-Spatial summation: inputs arriving at different location on the dendrites and cell body.</text:p>
      <text:p text:style-name="P29"/>
      <text:p text:style-name="P30">Inactivation and re-uptake of neurotransmitters:</text:p>
      <text:p text:style-name="P31">1) Broken down by <text:span text:style-name="T24">enzymes</text:span></text:p>
      <text:p text:style-name="P31">2) Neurotransmitter bind to <text:span text:style-name="T24">autoreceptors</text:span> on the pre-synaptic neurons</text:p>
      <text:p text:style-name="P31">3) <text:span text:style-name="T24">Reuptake</text:span> by presynaptic neurons</text:p>
      <text:p text:style-name="P31">Examples:</text:p>
      <text:p text:style-name="P31">1)Acetylcholine is broken down by acetylcholinesterase into acetate and choline</text:p>
      <text:p text:style-name="P32">2)Serotonin, dopamine norepinephrine detach from the receptor and are absorbed back(reuptake)</text:p>
      <text:p text:style-name="P32">3)Glial cells can reabsorb transmitter at some synapses.</text:p>
      <text:p text:style-name="P32"/>
      <text:p text:style-name="P32">Antagonist: blocks effect of neurotransmitter</text:p>
      <text:p text:style-name="P32">Agonist: enhances or mimics effects of neurotransmitter</text:p>
      <text:p text:style-name="P32"/>
      <text:p text:style-name="P105"/>
      <text:p text:style-name="P105"/>
      <text:p text:style-name="P105"/>
      <text:p text:style-name="P105"/>
      <text:p text:style-name="P105">Anatomy of the Nervous System:</text:p>
      <text:list xml:id="list8986485829058615941" text:style-name="L9">
        <text:list-item>
          <text:p text:style-name="P127">NS</text:p>
          <text:list>
            <text:list-item>
              <text:p text:style-name="P127">Peripheral</text:p>
              <text:list>
                <text:list-item>
                  <text:p text:style-name="P127">Somatic</text:p>
                </text:list-item>
                <text:list-item>
                  <text:p text:style-name="P127">Autonomic</text:p>
                  <text:list>
                    <text:list-item>
                      <text:p text:style-name="P127">Parasympathetic</text:p>
                    </text:list-item>
                    <text:list-item>
                      <text:p text:style-name="P127"><text:soft-page-break/>Sympathetic</text:p>
                    </text:list-item>
                  </text:list>
                </text:list-item>
              </text:list>
            </text:list-item>
            <text:list-item>
              <text:p text:style-name="P127">Central</text:p>
            </text:list-item>
          </text:list>
        </text:list-item>
      </text:list>
      <text:p text:style-name="P33"/>
      <text:p text:style-name="P33">Sympathetic prepares for fight or flight</text:p>
      <text:p text:style-name="P33">Parasympathetic is active during times of relaxation</text:p>
      <text:p text:style-name="P33"/>
      <text:p text:style-name="P33">Corpus callosum</text:p>
      <text:p text:style-name="P33">LH is more specialized for language</text:p>
      <text:p text:style-name="P33">RH is more specialized for face recognition and spatial orientation</text:p>
      <text:p text:style-name="P33"/>
      <text:p text:style-name="P33">Brain length = 15cm</text:p>
      <text:p text:style-name="P33">Brain weight = 1400g</text:p>
      <text:p text:style-name="P33"/>
      <text:p text:style-name="P33">Hindbrain, midbrain, forebrain</text:p>
      <text:p text:style-name="P33"/>
      <text:p text:style-name="P33">Hindbrain:</text:p>
      <text:p text:style-name="P33"><text:span text:style-name="T24">Medula</text:span>: conrtols <text:span text:style-name="T24">vital reflexes</text:span> via <text:span text:style-name="T24">cranial nerves</text:span> which control movements in the head, muscle movements in the head and parasympathetic output to organs. Contains <text:span text:style-name="T24">reticular formation</text:span> which regulates sleep</text:p>
      <text:p text:style-name="P82">Pons: <text:span text:style-name="T26">a major relay at which axonal projections cross sides, i.e. become contralateral. Connects cerebellum with rest of the brain. Centres related to sleep &amp; arousal</text:span></text:p>
      <text:p text:style-name="P82">Cerebellum:<text:span text:style-name="T26"> controls fine motor skills, coordination and balance. </text:span><text:span text:style-name="T27">Motor learning. Cognitive functions of attention and language.</text:span></text:p>
      <text:p text:style-name="P34"/>
      <text:p text:style-name="P35">Midbrain:</text:p>
      <text:p text:style-name="P35">Tectum: Orients an organism in the environment</text:p>
      <text:p text:style-name="P35">Superior colliculi: Eye movements and fixation of gaze</text:p>
      <text:p text:style-name="P35">Inferior colliculi: Sound localisation</text:p>
      <text:p text:style-name="P35">Tegmentum: Involved in movement and arousal. Coordination towards stimuli</text:p>
      <text:p text:style-name="P35">Substantia nigra: Plays a role in reward, addiction, projects to basal ganglia to integrate movements. Contains dopamine(that's why it's black)</text:p>
      <text:p text:style-name="P35"/>
      <text:p text:style-name="P35"><text:soft-page-break/>Forebrain:</text:p>
      <text:p text:style-name="P35">Cerebral cortex is 1.5-4mm thick(gray matter).</text:p>
      <text:p text:style-name="P36">Gyrus: ridge</text:p>
      <text:p text:style-name="P36">Sulcus: groove. Fissure if large</text:p>
      <text:p text:style-name="P36"/>
      <text:p text:style-name="P36">Subcortical Structures:</text:p>
      <text:p text:style-name="P36">Thalamus: relays and filters sensory organs except olfaction(smell) and transmits it to the cortex.</text:p>
      <text:p text:style-name="P36">Hypothalamus: regulates temperature, hunger, thirst and sexual behavior</text:p>
      <text:p text:style-name="P36">Pituitary gland: master gland</text:p>
      <text:p text:style-name="P36">Hippocampus: helps with the creation of new memories and integration into stable knowledge</text:p>
      <text:p text:style-name="P36">Amygdala: emotional behavior and formation of emotional memories. Also fear.</text:p>
      <text:p text:style-name="P36">Basal ganglia: participates in planning, behaviour, emotional expression and intentional movements(i.e. striatum and low dopamin from substantia nigra related to Parkinson's)</text:p>
      <text:p text:style-name="P36"/>
      <text:p text:style-name="P36">Cerebral cortex:</text:p>
      <text:p text:style-name="P36">Frontal lobe:</text:p>
      <text:p text:style-name="P83"><text:span text:style-name="T26">Movement </text:span><text:span text:style-name="T28">and complex human capabilities</text:span></text:p>
      <text:p text:style-name="P36">-Broca's area: speech production</text:p>
      <text:p text:style-name="P36">-Primary motor cortex(precentral gyrus)</text:p>
      <text:p text:style-name="P83"><text:span text:style-name="T26">-Prefrontal </text:span><text:span text:style-name="T28">cortex: organizing, planning, decision making, impulse control, adjusts behavior in response to rewards and punishments</text:span></text:p>
      <text:p text:style-name="P37"/>
      <text:p text:style-name="P38">Parietal lobe:</text:p>
      <text:p text:style-name="P38">Important for body sensations and spatial localization</text:p>
      <text:p text:style-name="P38">-Primary somatosensory cortex(postcentral gyrus)</text:p>
      <text:p text:style-name="P38">-Parietal association area: combine information from body senses and vision, identify objects by touch, determine the location of the limbs and locate objects in space.</text:p>
      <text:p text:style-name="P38">-Damage to the posterior parietal cortex causes neglect of objects on the opposite side</text:p>
      <text:p text:style-name="P38"/>
      <text:p text:style-name="P38"><text:soft-page-break/>Occipital lobe:</text:p>
      <text:p text:style-name="P38">Vision</text:p>
      <text:p text:style-name="P38">-Primary visual cortex(V1)(striate cortex): map of visual space because adjacent receptors in the eye send information to adjacent points in the visual cortex(“retinotropic map”)</text:p>
      <text:p text:style-name="P84"><text:span text:style-name="T26">-</text:span><text:span text:style-name="T29">Blindness from an early age, causes the visual cortex to be recruited to a role in somatosensory processing</text:span></text:p>
      <text:p text:style-name="P38">-Secondary visual areas that process individual components of a scene, including color, movement and form.</text:p>
      <text:p text:style-name="P38"/>
      <text:p text:style-name="P38">Temporal lobe:</text:p>
      <text:p text:style-name="P38">-Primary auditory cortex</text:p>
      <text:p text:style-name="P38">-Wernicke's area is involved in language comprehension</text:p>
      <text:p text:style-name="P38">-Fusiform gyrus(ventral temporal cortex): visual word and face identification. Damage causes prosopagnosia.</text:p>
      <text:p text:style-name="P38"/>
      <text:p text:style-name="P39">Investigating the brain:</text:p>
      <text:p text:style-name="P39">Event related potentials(ERP)-Excellent temporal resolution-Poor spatial resolution</text:p>
      <text:p text:style-name="P39"/>
      <text:p text:style-name="P40">MEG: unaffected by skull, contrary to EEG</text:p>
      <text:p text:style-name="P40">MEG: Good spatial resolution, contrary to EEG</text:p>
      <text:p text:style-name="P40">MEG: expensive contrary to EEG</text:p>
      <text:p text:style-name="P40"/>
      <text:p text:style-name="P40">Myelin stains: taken by fatty myelin → identify neural pathways</text:p>
      <text:p text:style-name="P40">Nissl stains: identify cell bodies of neurons</text:p>
      <text:p text:style-name="P40"/>
      <text:p text:style-name="P40">Static maps: CT, MRI</text:p>
      <text:p text:style-name="P40">functional imaging: fMRI, PET</text:p>
      <text:p text:style-name="P40">PET: based on blood volume, involves radioactive tracer, temporal:30sec,spatial:10mm, sensitive to whole brain</text:p>
      <text:p text:style-name="P40">fMRI: based on blood oxygen concentration, no radioactivity, temporal:1-4sec, spatial:1mm, some brain regions hard to image</text:p>
      <text:p text:style-name="P40"/>
      <text:p text:style-name="P41">Phantom pain: individual neurons from other body areas invade the area <text:soft-page-break/>that normally receives input from the missing limb. Mirror box can help relieve pain by reorganizing the neurons in cerebral cortex.</text:p>
      <text:p text:style-name="P41"/>
      <text:p text:style-name="P85"><text:span text:style-name="T2">VISION</text:span>:</text:p>
      <text:p text:style-name="P42">Wavelength: color</text:p>
      <text:p text:style-name="P42">Amplitude: brightness</text:p>
      <text:p text:style-name="P42">Purity: saturation/richness</text:p>
      <text:p text:style-name="P42"/>
      <text:p text:style-name="P48"><text:span text:style-name="T24">Transduction</text:span>: conversion of physical signals from the environment into neural signals carried by sensory neurons into the CNS</text:p>
      <text:p text:style-name="P48"/>
      <text:p text:style-name="P48"><text:span text:style-name="T24">Sensation</text:span>: stimulation of a sense organ (e.g. retina)</text:p>
      <text:p text:style-name="P48"/>
      <text:p text:style-name="P48"><text:span text:style-name="T24">Perception</text:span>: organization and interpretation of the stimulation at the level of the brain</text:p>
      <text:p text:style-name="P48"/>
      <text:p text:style-name="P48">Signal transmitter from photoreceptor cells → bipolar cells → retinal ganglion cells(latter most cloesly to the center of the eye)</text:p>
      <text:p text:style-name="P48"/>
      <text:p text:style-name="P48">Ganglion cells axons join together to form the optic nerve and travel to the brain.</text:p>
      <text:p text:style-name="P48"/>
      <text:p text:style-name="P49"><text:span text:style-name="T24">Cones</text:span>:</text:p>
      <text:p text:style-name="P49">-each cell connects to a single bipolar cell, which in turn connects to a single ganglion cell (high acuity)</text:p>
      <text:p text:style-name="P49"><text:span text:style-name="T24">Rods</text:span>:</text:p>
      <text:p text:style-name="P49">-towards periphery, more and more receptors converge onto common bipolar and ganglion cells (brain can not longer detect exact location of a light source) → but summation of light (better sensitivity to dim light)</text:p>
      <text:p text:style-name="P50"/>
      <text:p text:style-name="P50">Both contain photopigments (3 types of cones with different photopigments) – chemical that releases energy when struck by light.</text:p>
      <text:p text:style-name="P50">Rods outnumber cones (20:1) but cones provide about 90% of brain's input.</text:p>
      <text:p text:style-name="P48"><text:soft-page-break/></text:p>
      <text:p text:style-name="P42"/>
      <text:p text:style-name="P86">Trichromatic Theory:</text:p>
      <text:p text:style-name="P42">Color is perceived as the ratio of responses between the three types of cones(S-Cone,M-Cone,L-Cone). <text:span text:style-name="T4">(relative response)</text:span></text:p>
      <text:p text:style-name="P42">More intense light increases the response of all three cone types without affecting the ratio</text:p>
      <text:p text:style-name="P47"/>
      <text:p text:style-name="P50">short-wavelength cones are rare.</text:p>
      <text:p text:style-name="P50"/>
      <text:p text:style-name="P86">Opponent-Process Theory:</text:p>
      <text:p text:style-name="P43">Visual neurons that work in opposition: yellow to blue, red to green, white to black</text:p>
      <text:p text:style-name="P43">Doesn't explain <text:span text:style-name="T24">color constancy</text:span>, the ability to recognize colors despite changes in lighting.</text:p>
      <text:p text:style-name="P43"/>
      <text:p text:style-name="P86">Retinex Theory:</text:p>
      <text:p text:style-name="P44">The cortex compares information from various parts of the retina to determine the brightness and color for each area.<text:span text:style-name="T32">(reflected wavelenth not the same as perceived color)</text:span></text:p>
      <text:p text:style-name="P48"/>
      <text:p text:style-name="P51">From retina to brain:</text:p>
      <text:p text:style-name="P51">-Optic nerves from the 2 eyes(built out of retinal ganglion cells) meet at the optic chiasm</text:p>
      <text:p text:style-name="P51">-There, half of axons from each eye cross to opposite side of brain</text:p>
      <text:p text:style-name="P51">-Minority of ganglion axons go to <text:span text:style-name="T24">superior colliculus</text:span></text:p>
      <text:p text:style-name="P51">-Majority of ganglion axons go to <text:span text:style-name="T24">lateral geniculate nucleus(LGN) in the thalamus</text:span></text:p>
      <text:p text:style-name="P51">-LGN sends axons to other parts of the thalamus and the primary visual cortex.</text:p>
      <text:p text:style-name="P51">-Primary visual cortex returns many axons to thalamus</text:p>
      <text:p text:style-name="P51"/>
      <text:p text:style-name="P51">if light detected by a particular spot in the retina excites a cell, then this location is part of the neuron's excitatory receptive field</text:p>
      <text:p text:style-name="P51">if light detected by a particular spot in the retina inhibits a cell, then <text:soft-page-break/>this location is part of the neuron's inhibitory receptive field.</text:p>
      <text:p text:style-name="P51"/>
      <text:p text:style-name="P51">Receptive fields can be <text:span text:style-name="T24">on-center</text:span> or <text:span text:style-name="T24">off-center</text:span> </text:p>
      <text:p text:style-name="P51"/>
      <text:p text:style-name="P87">Simple cells at V1:</text:p>
      <text:p text:style-name="P45">receptive field of relative small size</text:p>
      <text:p text:style-name="P45">receptive field usually bar or edge shaped</text:p>
      <text:p text:style-name="P45">fixed excitatory and inhibitory zones</text:p>
      <text:p text:style-name="P45"/>
      <text:p text:style-name="P87">Complex cells at V1:</text:p>
      <text:p text:style-name="P45">receptive field of medium size</text:p>
      <text:p text:style-name="P45">bar edge shaped but without fixed excitatory or inhibitory zones</text:p>
      <text:p text:style-name="P45">cells responds to moving light patterns</text:p>
      <text:p text:style-name="P45"/>
      <text:p text:style-name="P87">Hypercomplex cell at V1:</text:p>
      <text:p text:style-name="P45">receptive field of large size</text:p>
      <text:p text:style-name="P45">bar/edge shaped but strong inhibitory area on one end</text:p>
      <text:p text:style-name="P45"/>
      <text:p text:style-name="P106">Higher Vision:</text:p>
      <text:p text:style-name="P53">V1 has reciprocal connections with secondary visual cortex(V2)</text:p>
      <text:p text:style-name="P53">V2 has reciprocal connections with V3</text:p>
      <text:p text:style-name="P52"/>
      <text:p text:style-name="P53">V2/3 contain many complex and hypercomplex cells, but also cells that respond to even more complex patterns(e.g. circles, lines that meet at a right angle etc.)</text:p>
      <text:p text:style-name="P53"/>
      <text:p text:style-name="P53">From V2/3 visual information passed on to several regions across the occipital cortex</text:p>
      <text:p text:style-name="P53"/>
      <text:p text:style-name="P55">Visual properties such as color, shape, motion, location processed in different brain regions</text:p>
      <text:p text:style-name="P54"/>
      <text:p text:style-name="P92">V4: Color Processing</text:p>
      <text:p text:style-name="P55">-Important for color processing</text:p>
      <text:p text:style-name="P55">-Damage results in cerebral achromatopsia</text:p>
      <text:p text:style-name="P55"><text:soft-page-break/>-Patients have <text:span text:style-name="T33">intact color naming from memory but impaired color naming for objects in environment</text:span></text:p>
      <text:p text:style-name="P55">-<text:span text:style-name="T34">Patients describe their surrounding as being darkly colored, as in an unlit room at twilight.</text:span></text:p>
      <text:p text:style-name="P55">-<text:span text:style-name="T34">Intact shape and motion processing and intact achromatic discrimination</text:span></text:p>
      <text:p text:style-name="P55">-<text:span text:style-name="T6">Responses of cells in V4 correspond to the apparent/perceived colour of an object</text:span></text:p>
      <text:p text:style-name="P55"/>
      <text:p text:style-name="P56"><text:span text:style-name="T24">V5(MT) Motion Processing</text:span>:</text:p>
      <text:p text:style-name="P56">-Damage results in “cerebral akinetopsia”</text:p>
      <text:p text:style-name="P56"/>
      <text:p text:style-name="P88">Processing Beyond the Visual Association Cortices</text:p>
      <text:p text:style-name="P57">Processing along parietal cortex (dorsal stream): WHERE/HOW pathway</text:p>
      <text:p text:style-name="P57">Processing along temporal cortex (ventral stream) : WHAT pathway</text:p>
      <text:p text:style-name="P57"/>
      <text:p text:style-name="P88">Ventral Processing Stream:</text:p>
      <text:p text:style-name="P57">-detailed analysis of shape</text:p>
      <text:p text:style-name="P57">-involved in identifying/recognizing objects</text:p>
      <text:p text:style-name="P57">-cells in this processing stream respond to identifiable, familiar objects</text:p>
      <text:p text:style-name="P57">-high-level, abstract representations</text:p>
      <text:p text:style-name="P57">-recognizing faces (fusiform face area – FFA)</text:p>
      <text:p text:style-name="P57">-<text:span text:style-name="T35">damage in this processing stream lead to visual form agnosia(inability to recognize objects by sight)</text:span></text:p>
      <text:p text:style-name="P57"/>
      <text:p text:style-name="P89">Dorsal Processing Stream:</text:p>
      <text:p text:style-name="P58">-detailed analysis of the location and motion of an object and spatial relations(WHERE)</text:p>
      <text:p text:style-name="P58">-processing in this stream guides human movements such as aiming, reaching, tracking with eyes etc. (HOW)</text:p>
      <text:p text:style-name="P58">-damage to this stream does not usually impair identification of objets</text:p>
      <text:p text:style-name="P58">-impairs understanding where thing are(issues to grab things)</text:p>
      <text:p text:style-name="P58">-common consequences of superior parietal lobe damage:</text:p>
      <text:p text:style-name="P58">--optic ataxia(inability to guide reaching movements using visual information)</text:p>
      <text:p text:style-name="P58">--Balint's syndrome (i.e. optic ataxia, gaze shift impairments, <text:soft-page-break/>simultanagnosia: inability to see more than one object at a time)</text:p>
      <text:p text:style-name="P58"/>
      <text:p text:style-name="P59">Optic ataxia: issues with object-directed action (Dorsal Stream)</text:p>
      <text:p text:style-name="P59">Visual agnosia: issues with object-recognition (Ventral Stream)</text:p>
      <text:p text:style-name="P59"/>
      <text:p text:style-name="P90">The Binding Problem:</text:p>
      <text:p text:style-name="P59">-Visual system processes different visual properties/features <text:span text:style-name="T36">in different brain regions</text:span></text:p>
      <text:p text:style-name="P59">-<text:span text:style-name="T36">accurate perception requires putting the right features together</text:span></text:p>
      <text:p text:style-name="P59">-”<text:span text:style-name="T36">binding problem”:question of how various brain regions create a coherent/unified perceptual experiences</text:span></text:p>
      <text:p text:style-name="P59"/>
      <text:p text:style-name="P60"><text:span text:style-name="T24">Feature binding requires attention</text:span>:</text:p>
      <text:p text:style-name="P60">Illusory conjuctions: perceptual mistake where feature from multiple objects are incorrectly combined despite high confidence in accuracy</text:p>
      <text:p text:style-name="P60"/>
      <text:p text:style-name="P91">Feature Integration Theory:</text:p>
      <text:p text:style-name="P60">-Visual features initially processes separately and pre-attentively</text:p>
      <text:p text:style-name="P60">-information <text:span text:style-name="T37">gets forwarded to a “master map”</text:span></text:p>
      <text:p text:style-name="P60">-<text:span text:style-name="T37">attention on master map binds features</text:span></text:p>
      <text:p text:style-name="P60"/>
      <text:p text:style-name="P107">Social Vision:</text:p>
      <text:p text:style-name="P65">Person Perception: Identifying complex visual stimuli as human beings</text:p>
      <text:p text:style-name="P65">Person Classification: Organizing people based on salient visual markers</text:p>
      <text:p text:style-name="P65">Person inference: Judging people on the basis of existing social knowledge</text:p>
      <text:p text:style-name="P65"/>
      <text:p text:style-name="P108">Core person perception network:</text:p>
      <text:p text:style-name="P65"/>
      <text:p text:style-name="P65">OFA: Occipital face area</text:p>
      <text:p text:style-name="P65">FFA: Fusiform face area</text:p>
      <text:p text:style-name="P65">pSTS: posterior superior temporal sulcus</text:p>
      <text:p text:style-name="P65"/>
      <text:p text:style-name="P65"/>
      <text:p text:style-name="P65"/>
      <text:p text:style-name="P95"><text:soft-page-break/>Face perception:</text:p>
      <text:p text:style-name="P65"/>
      <text:p text:style-name="P66"><text:span text:style-name="T24">Face inversion effect</text:span>:</text:p>
      <text:p text:style-name="P66">-Face perception system highly specialized to the processing of upright faces</text:p>
      <text:p text:style-name="P66">-Humans have a difficulty in processing the relation between facial features when faces are inverted</text:p>
      <text:p text:style-name="P66"/>
      <text:p text:style-name="P66"><text:span text:style-name="T24">Face composite effect</text:span>:</text:p>
      <text:p text:style-name="P66">-When top and bottom halves of a face comprise different people, participants experience difficulty reporting identity of the person portrayed in the <text:span text:style-name="T24">top</text:span></text:p>
      <text:p text:style-name="P66">-effect demonstrates that we habitually fuse upper and lower part of a face to form a holistic impression at the cost of our ability to recognize the constituting parts</text:p>
      <text:p text:style-name="P66">-impairment is removed by misaligning the top and bottom halve of a face</text:p>
      <text:p text:style-name="P66"/>
      <text:p text:style-name="P66"><text:span text:style-name="T24">Fusiform face area(FFA)</text:span>: holistic processing, fuses different parts together, face inversion effect, face composite effect, spacing effect</text:p>
      <text:p text:style-name="P66"/>
      <text:p text:style-name="P67"><text:span text:style-name="T24">Occipital face area(OFA)</text:span>: Feature based processing</text:p>
      <text:p text:style-name="P67"/>
      <text:p text:style-name="P67"><text:span text:style-name="T24">Posterior superior temporal sulcus(pSTS)</text:span>: Processing of dynamic information(sensitive to eye, mouth etc movements)</text:p>
      <text:p text:style-name="P67"/>
      <text:p text:style-name="P67"/>
      <text:p text:style-name="P67">Face blindness(Prosopagnosia):</text:p>
      <text:p text:style-name="P68">impairement in the recognition of faces</text:p>
      <text:p text:style-name="P68"/>
      <text:p text:style-name="P95">Body perception</text:p>
      <text:p text:style-name="P68"/>
      <text:p text:style-name="P68">Extrastriate body area(EBA)</text:p>
      <text:p text:style-name="P68">Fusiform body area(FBA)</text:p>
      <text:p text:style-name="P68">pSTS</text:p>
      <text:p text:style-name="P68"><text:soft-page-break/></text:p>
      <text:p text:style-name="P96">Extended network:</text:p>
      <text:p text:style-name="P69">Medial prefrontal cortex</text:p>
      <text:p text:style-name="P69">Anterior temporal lobes</text:p>
      <text:p text:style-name="P69">Temporoparietal junction</text:p>
      <text:p text:style-name="P69"/>
      <text:p text:style-name="P69">Linked to inferring the mental states and/or personalities of others.</text:p>
      <text:p text:style-name="P69">Damage to left temporoparietal junction→false belief is at chance level</text:p>
      <text:p text:style-name="P110">Audition:</text:p>
      <text:p text:style-name="P61">Sound is periodic compressions of air, water or another medium</text:p>
      <text:p text:style-name="P61"/>
      <text:p text:style-name="P61">Outer ear:</text:p>
      <text:p text:style-name="P61">-Pinna: captures the sound and amplifies it by funneling it into the smaller auditory canal</text:p>
      <text:p text:style-name="P61"/>
      <text:p text:style-name="P61"/>
      <text:p text:style-name="P61">Middle ear:</text:p>
      <text:p text:style-name="P61">-Eardrum: collects vibrations (we can detect sound as little as the diameter of hydrogen atom)</text:p>
      <text:p text:style-name="P61">-Transmits the vibrations to the ossicles(smallest bones: hammer, anvil, stirrup) whole lever action transfers the vibration to the cochlea.</text:p>
      <text:p text:style-name="P61"/>
      <text:p text:style-name="P61">Inner ear:</text:p>
      <text:p text:style-name="P62">Cochlea:</text:p>
      <text:p text:style-name="P62">-Divided into three fluid filled canals: vestibular(sound is ascending), tympanic(sound is descending) and cochlear canal(between the two)</text:p>
      <text:p text:style-name="P62">-Stirrup sends vibrations throughout the cochlea and to the organ of Corti(sound analysing organ)</text:p>
      <text:p text:style-name="P62">-Four rows of hair embedded in the basilar membrane</text:p>
      <text:p text:style-name="P62">-Vibration bends the hair cells, opening potassium and calcium channels; this depolarizes the cells and sets off signals in the neurons.</text:p>
      <text:p text:style-name="P62">-Hair cells synaptically excite the cells of the auditory nerve</text:p>
      <text:p text:style-name="P62"/>
      <text:p text:style-name="P46">Pathway from cochlea to cortex:</text:p>
      <text:p text:style-name="P46">1)Auditory nerve</text:p>
      <text:p text:style-name="P46">2)Ipsilateral cochlear nuclei(first relay): In the brain stem, receives input form the auditory nerve; <text:span text:style-name="T24">some decoding of the signal duration occurs here</text:span></text:p>
      <text:p text:style-name="P46">3)Superior olivary nucleus(second relay): The majority(but not all!) of the auditory nerves are contralateral</text:p>
      <text:p text:style-name="P46">4)Inferior colliculus(third relay): In midbrain</text:p>
      <text:p text:style-name="P46">5)Medial geniculate body(Final relay): Thalamus</text:p>
      <text:p text:style-name="P46">6)Auditory cortex(Temporal lobe)</text:p>
      <text:p text:style-name="P46"><text:soft-page-break/></text:p>
      <text:p text:style-name="P63">90-100dB : sustained exposure may result in hearing loss</text:p>
      <text:p text:style-name="P63">125 dB: pain begins</text:p>
      <text:p text:style-name="P63">dB: Intensity/Amplitude</text:p>
      <text:p text:style-name="P63">~15-20000Hz : normal hearing range</text:p>
      <text:p text:style-name="P63"/>
      <text:p text:style-name="P100">Sound intensity encoded via neuron firing rate and the number of neurons that fire</text:p>
      <text:p text:style-name="P100"/>
      <text:p text:style-name="P93">Sound frequency encoding:</text:p>
      <text:p text:style-name="P93"/>
      <text:p text:style-name="P63"><text:span text:style-name="T24">Place code</text:span>: Different places along the cochlea respond to different sound frequencies because of differences in stiffness/elasticity of the cochlear membrane (the outside edge is 100 times stiffer than the central end) – <text:span text:style-name="T24">tonotopic organisation</text:span></text:p>
      <text:p text:style-name="P93">Sound intensity in this case is encoded via neuron firing rate</text:p>
      <text:p text:style-name="P63">Tonotopic organisation in temporal lobe is also present</text:p>
      <text:p text:style-name="P63"/>
      <text:p text:style-name="P93">Temporal code:<text:span text:style-name="T26"> The lower frequency of the cochlea is around 200Hz. Frequencies below that vibrate the basilar membrane in synchrony with a sound, causing auditory nerve axons to produce action potentials with the same frequency</text:span></text:p>
      <text:p text:style-name="P63">Sound intensity in this case is encoded via the number of firing neurons</text:p>
      <text:p text:style-name="P63"/>
      <text:p text:style-name="P93">Amusia<text:span text:style-name="T26"> (aka 'musical deafness')</text:span></text:p>
      <text:p text:style-name="P63">Symptoms:</text:p>
      <text:p text:style-name="P63">-Inability to recognize familiar melodies, read musical notation, inability to detect wrong or out-of-tune notes(receptive)</text:p>
      <text:p text:style-name="P63">-Loss of ability to sing, write musical notation, play an instrument(expressive)</text:p>
      <text:p text:style-name="P63"/>
      <text:p text:style-name="P93">Conductive<text:span text:style-name="T26"> hearing loss:</text:span></text:p>
      <text:p text:style-name="P63">-Damage to ear drum or ossicles in the middle ear</text:p>
      <text:p text:style-name="P63"/>
      <text:p text:style-name="P63"/>
      <text:p text:style-name="P93"><text:soft-page-break/>Sensorineural<text:span text:style-name="T26"> hearing loss:</text:span></text:p>
      <text:p text:style-name="P63">-Damage to the cochlea/hair cells in the inner ear</text:p>
      <text:p text:style-name="P63">-Congenital, result of a disease or repeated exposure to loud noises</text:p>
      <text:p text:style-name="P93"><text:span text:style-name="T26">-</text:span><text:span text:style-name="T30">Corrected by cochlear imp</text:span><text:span text:style-name="T31">lants</text:span></text:p>
      <text:p text:style-name="P75"/>
      <text:p text:style-name="P94">Tinnitus<text:span text:style-name="T26">:</text:span></text:p>
      <text:p text:style-name="P76">Perception of sound within the human ear in the absence of corresponding external sound</text:p>
      <text:p text:style-name="P76">-Persistent ringing dependent on abnormal patterns of activity in the damaged inner ear(cured by surgery)</text:p>
      <text:p text:style-name="P76">-Plastic changes in the brain to the extent that it can now sustain itself without ear inputs to generate continuous ringing(cannot be cured)</text:p>
      <text:p text:style-name="P64"/>
      <text:p text:style-name="P64"/>
      <text:p text:style-name="P111">Biology of Emotion</text:p>
      <text:p text:style-name="P69"/>
      <text:p text:style-name="P69">Emotion is an internal process that modifies the way an organism responds to certain kinds of stimuli</text:p>
      <text:p text:style-name="P69">Three components: Cognitions, Feelings, Actions</text:p>
      <text:p text:style-name="P69"/>
      <text:p text:style-name="P70">Two dimensional map of emotional experiences using multidimensional scaling technique.</text:p>
      <text:p text:style-name="P70"/>
      <text:p text:style-name="P70">Emotional situations arouse the autonomic nervous system.</text:p>
      <text:p text:style-name="P70"/>
      <text:p text:style-name="P70">Appraisal: An evaluation of the emotion-relevant aspects of a stimulus that is performed by the amygdala</text:p>
      <text:p text:style-name="P70"/>
      <text:p text:style-name="P70"><text:span text:style-name="T24">James-Lange Theory</text:span>:</text:p>
      <text:p text:style-name="P70">Stimuli trigger activity in the autonomic nervous system, which in turn produces an emotional experience in the brain<text:span text:style-name="T39">(emotions </text:span><text:span text:style-name="T5">embodied</text:span><text:span text:style-name="T39">)</text:span></text:p>
      <text:p text:style-name="P70">Event → Appraisal → Action(physiological changes) → emotional feeling</text:p>
      <text:p text:style-name="P70"/>
      <text:p text:style-name="P70">Predicts that people with weak autonomic or skeletal responses will feel less emotion.</text:p>
      <text:p text:style-name="P70">Predicts that causing or increasing someone's action/response should enhance an emotion</text:p>
      <text:p text:style-name="P70"/>
      <text:p text:style-name="P70">People with paralysis through dam<text:span text:style-name="T38">age</text:span> to the spinal cord are unable to instigate fight or flight behaviors. However, most report experiencing emotion at the same level as before their injury.</text:p>
      <text:p text:style-name="P70"/>
      <text:p text:style-name="P71">After BOTOX, individuals take longer to read unhappy sentences</text:p>
      <text:p text:style-name="P72">Reduced emotional responses when watching short videos</text:p>
      <text:p text:style-name="P72"/>
      <text:p text:style-name="P72">Patients with Locked-In syndrome unable to make voluntary facial movements, had problems recognizing other people's emotional expressions</text:p>
      <text:p text:style-name="P72"/>
      <text:p text:style-name="P97"><text:soft-page-break/>Facial feedback hypothesis:</text:p>
      <text:p text:style-name="P72">Facial expression can change the way you feel</text:p>
      <text:p text:style-name="P72">Spontaneous rapid breathing leads to worry about suffocation and panic attacks</text:p>
      <text:p text:style-name="P72">Holding a pen in the teeth uses the smile muscles. Subjects rated a comic strip as funnier when holding the pen in their teeth</text:p>
      <text:p text:style-name="P72"/>
      <text:p text:style-name="P73">Problems with Jame-Lange theory:</text:p>
      <text:p text:style-name="P73">-Autonomic nervous system reacts too slowly</text:p>
      <text:p text:style-name="P73">-Difficulty accurately detecting autonomic activity</text:p>
      <text:p text:style-name="P73">-Non-emotional stimuli with the same effects on the ANS, can be differentiated</text:p>
      <text:p text:style-name="P73">-Not enough physiological changes for each emotion-re</text:p>
      <text:p text:style-name="P73"/>
      <text:p text:style-name="P98">Cannon-Bard Theory:</text:p>
      <text:p text:style-name="P73">Stimuli SIMULTANEOUSLY trigger activity in the autonomic nervous system and emotional experience in the brain.</text:p>
      <text:p text:style-name="P73"/>
      <text:p text:style-name="P98">Schacter and Singer two-factor theory:</text:p>
      <text:p text:style-name="P73">James &amp; Lange right to equate emotion with bodily states</text:p>
      <text:p text:style-name="P73">Cannon &amp; Bard right to note that there are not enough distinct bodily reactions to account for the variety of emotions we experience</text:p>
      <text:p text:style-name="P73"/>
      <text:p text:style-name="P103">Different emotions may reflect different INTERPRETATION of a single pattern of bodily activity - “UNDIFFERENTIATED BODILY AROUSAL”. Emotions are different inferences about the causes of a general physiological arousal</text:p>
      <text:p text:style-name="P103"/>
      <text:p text:style-name="P98">Brain Areas for emotion</text:p>
      <text:p text:style-name="P73"><text:span text:style-name="T24">Insula</text:span><text:span text:style-name="T25">(disgust)</text:span>: The anterior insula is connected to the ventro-<text:span text:style-name="T40">posterior-medial thalamic nucleus and has been identified in primates as </text:span><text:span text:style-name="T25">gustatory cortex</text:span></text:p>
      <text:p text:style-name="P74">Damage to the insula can impair the ability to recognize disgust in facial expressions and in the ability to experience disgust</text:p>
      <text:p text:style-name="P74"/>
      <text:p text:style-name="P77"><text:soft-page-break/>Unilateral insula and basal ganglia damage: Impairment at recognizing disgust in facial expression and in the ability to experience disgust himself.</text:p>
      <text:p text:style-name="P77"/>
      <text:p text:style-name="P77">Bilateral insula and basal ganglia damage: Severe impairment at experiencing and recognizing disgust from all types of stimuli.</text:p>
      <text:p text:style-name="P77"/>
      <text:p text:style-name="P99">Attack and Escape Behaviours</text:p>
      <text:p text:style-name="P77">-Male hormone TESTOSTERONE linked with social dominance and aggression.</text:p>
      <text:p text:style-name="P77">-Higher levels of testosterone in violent crime.</text:p>
      <text:p text:style-name="P78">-Testosterone delayed conscious recognition of facial threat signals.</text:p>
      <text:p text:style-name="P79">-Low serotonin linked to aggressive behavior</text:p>
      <text:p text:style-name="P79">-Low serotonin linked to violent crimes</text:p>
      <text:p text:style-name="P79"/>
      <text:p text:style-name="P79">Fear, Anxiety and the Amygdala</text:p>
      <text:p text:style-name="P79">-Amygdala receives input from pain, vision and hearing centers.</text:p>
      <text:p text:style-name="P79">Well suited for establishing conditioned responses. Some cells respond to reward and others to punishment.</text:p>
      <text:p text:style-name="P79">-Projects to hypothalamus which controls autonomic responses (blood pressure) and also to the prefrontal cortex that modulates behavior</text:p>
      <text:p text:style-name="P79">-Also projects to mid-brain regions that link to Pons which generates the startle behavior</text:p>
      <text:p text:style-name="P79">-<text:span text:style-name="T41">Damage to amygdala can cause failure to interpret emotional significance of certain stimuli(rat, cat, toxoplasma gondii0</text:span></text:p>
      <text:p text:style-name="P79"/>
      <text:p text:style-name="P80">Kluver-Bucy syndrome</text:p>
      <text:p text:style-name="P80">Monkeys with amygdala damage attempt to pick up lighted matches and other objects they would normally avoid. They are also less fearful of snaked and more dominant monkeys.</text:p>
      <text:p text:style-name="P80"/>
      <text:p text:style-name="P81">Urbach-Wiethe Disease</text:p>
      <text:p text:style-name="P81">Calcification of the amygdala causes atrophy → no fear, anger but not fear. Also cannot draw on paper the facial expression of fear.</text:p>
      <text:p text:style-name="P80"/>
      <text:p text:style-name="P80"><text:soft-page-break/>In humans amygdala responds to images that arouse fear or express fear. <text:span text:style-name="T42">Maybe detecting the presence of emotional information and directing other brain areas to pay attention to it.</text:span></text:p>
      <text:p text:style-name="P80"/>
      <text:p text:style-name="P136">Learning and Memory:</text:p>
      <text:p text:style-name="P128"/>
      <text:p text:style-name="P128">Types of Memory:</text:p>
      <text:p text:style-name="P128">Sensory memory</text:p>
      <text:p text:style-name="P128">Short-term memory</text:p>
      <text:p text:style-name="P128">Long-term memory</text:p>
      <text:p text:style-name="P128"/>
      <text:p text:style-name="P128">It was thought that if a short-term memory was forgotten then it was lost forever. If not it would be <text:span text:style-name="T24">consolidated</text:span> into long-term memory.</text:p>
      <text:p text:style-name="P128">However, some memories do not need to be consolidated.</text:p>
      <text:p text:style-name="P128"/>
      <text:p text:style-name="P128">Consolidation:</text:p>
      <text:p text:style-name="P128">-Some memories will take a long time to consolidate and will require a lot of effort.</text:p>
      <text:p text:style-name="P128">-Emotionally significant memories seem to consolidate more rapidly(Stressful or emotionally charged experiences are accompanied by secretion of <text:span text:style-name="T24">epinephrine</text:span>(adrenaline) and <text:span text:style-name="T24">cortisol</text:span>. This activates the amygdala and hippocampus enhancing consolidation and storage of recent experiences. The amygdala also stimulates the hippocampus and the cortex for long-term storage and consolidation of memories)</text:p>
      <text:p text:style-name="P128">-Prolonged stress leading to high <text:span text:style-name="T24">cortisol</text:span> also impairs memory.</text:p>
      <text:p text:style-name="P128"/>
      <text:p text:style-name="P129">Working Memory:</text:p>
      <text:p text:style-name="P129">-Active maintenance and manipulation of information stored in short-term memory. Storage of information while we are working with it.</text:p>
      <text:p text:style-name="P129">-Impaired working memory linked with reduced PFC activity</text:p>
      <text:p text:style-name="P129">-Sometimes PFC more active in older adults → working harder to compensate for loss of neurons and maintain performance levels</text:p>
      <text:p text:style-name="P129"/>
      <text:p text:style-name="P129"/>
      <text:p text:style-name="P129"/>
      <text:p text:style-name="P134"><text:soft-page-break/>Brain areas associated with Memory:</text:p>
      <text:p text:style-name="P129">Thalamus: Sensory gateway</text:p>
      <text:p text:style-name="P129">Hippocampus: memory</text:p>
      <text:p text:style-name="P129">Basal Ganglia: movement,reward</text:p>
      <text:p text:style-name="P129">Amygdala: emotion</text:p>
      <text:p text:style-name="P129">Hypothalamus: regulates body function</text:p>
      <text:p text:style-name="P129"/>
      <text:p text:style-name="P129"><text:span text:style-name="T24">Hippocampus</text:span>:</text:p>
      <text:p text:style-name="P129">Henry Molaison → removal of bilateral hippocampus and medial temporal lobe as a treatment for severe epilepsy.</text:p>
      <text:p text:style-name="P129"/>
      <text:p text:style-name="P129">Anterograde Amnesia: Unable to form memories of events following surgery</text:p>
      <text:p text:style-name="P129">Retrogade Amnesia: Unable to retrieve memories prior to the surgery.</text:p>
      <text:p text:style-name="P129"/>
      <text:p text:style-name="P129">HM had intact working memory. Consolidation was affected.</text:p>
      <text:p text:style-name="P129">Semantic memory was okay. <text:span text:style-name="T24">Episodic memory was impaired</text:span></text:p>
      <text:p text:style-name="P129">Damage to the hippocampus also impairs the ability to imagine the future</text:p>
      <text:p text:style-name="P129"/>
      <text:p text:style-name="P129">Long term memory:</text:p>
      <text:list xml:id="list1273501285450877796" text:style-name="L11">
        <text:list-item>
          <text:p text:style-name="P130">Explicit/Declarative memory: Conscious recall</text:p>
          <text:list>
            <text:list-item>
              <text:p text:style-name="P130">Semantic memory: general knowledge and facts</text:p>
            </text:list-item>
            <text:list-item>
              <text:p text:style-name="P130">Episodic memory: Personally experienced events</text:p>
            </text:list-item>
          </text:list>
        </text:list-item>
        <text:list-item>
          <text:p text:style-name="P130">Implicit memory: Without conscious recall</text:p>
          <text:list>
            <text:list-item>
              <text:p text:style-name="P130">Procedural memory: Motor and cognitive skills(e.g. ride a bike)</text:p>
            </text:list-item>
            <text:list-item>
              <text:p text:style-name="P130">Priming : Enhanced identification of objects or words(how memories can affect later decisions without you consciously recalling them</text:p>
            </text:list-item>
          </text:list>
        </text:list-item>
      </text:list>
      <text:p text:style-name="P129"/>
      <text:p text:style-name="P131">Hippocampus involved in spatial memory(taxi drivers bigger posterior hippocampus)</text:p>
      <text:p text:style-name="P131"/>
      <text:p text:style-name="P131">Recent memories contain more <text:span text:style-name="T24">contextual details</text:span> and depend more on the hippocampus. Remote memories are more dependent on the cerebal cortex.</text:p>
      <text:p text:style-name="P131"><text:soft-page-break/>Hippocampus in general supports:</text:p>
      <text:p text:style-name="P131">-Explicit memory especially Episodic memory</text:p>
      <text:p text:style-name="P131">-Spatial memory</text:p>
      <text:p text:style-name="P131">-Memory for Contextual information</text:p>
      <text:p text:style-name="P131"/>
      <text:p text:style-name="P135">Basal Ganglia:</text:p>
      <text:p text:style-name="P131">-Involved in implicit memory</text:p>
      <text:p text:style-name="P135">The weather task shows</text:p>
      <text:p text:style-name="P135">-Basal ganglia learns patterns implicitly.</text:p>
      <text:p text:style-name="P131"/>
      <text:p text:style-name="P131">Kosakoff's Syndrome</text:p>
      <text:p text:style-name="P131">Caused by prolonged Thiamine deficiency. Thiamine is extracted from a normal dietary intake of foods. It allows the brain to metabolize glucose. Chronic alcoholism is characterized by long periods where the diet is restricted to alcohol alone and thus devoid of thiamine.</text:p>
      <text:p text:style-name="P131"/>
      <text:p text:style-name="P135">Prolonged thiamine deficiency leads to a reduction of neurons throughout the brain – in particular the dorsomedial thalamus which inputs to the prefrontal cortex.</text:p>
      <text:p text:style-name="P131"/>
      <text:p text:style-name="P131">Therefore Korsakoff's syndrome resembles cases of damage to the prefrontal cortex. This includes apathy, confusion and memory loss.</text:p>
      <text:p text:style-name="P131"/>
      <text:p text:style-name="P131"/>
      <text:p text:style-name="P132">Temporal lobe also linked with semantic memory. Patients with bilateral anterior and inferior temporal lobe damage have problems in specifying the colors of fruits. <text:span text:style-name="T24">Anterior and inferior temporal lobe regions stores some information but also integrates information form other regions to represent conceptual knowledge</text:span></text:p>
      <text:p text:style-name="P132"><text:span text:style-name="T24"/></text:p>
      <text:p text:style-name="P132">Hippocampus: LTM, Explicit/Declarative, Spatial</text:p>
      <text:p text:style-name="P132">Basal Ganglia: LTM, Implicit, Procedural, <text:span text:style-name="T43">Semantic</text:span></text:p>
      <text:p text:style-name="P133">PFC: Working Memory and Reward Learning</text:p>
      <text:p text:style-name="P133">Temporal Cortex: Semantic/Conceptual knowledge </text:p>
      <text:p text:style-name="P109"><text:span text:style-name="T2">Abnormal behaviour</text:span>:</text:p>
      <text:p text:style-name="P4">-Mental illness results from biological predispositions and a person's experiences.</text:p>
      <text:p text:style-name="P4">-DSM-IV Diagnostic and Statistical Manual</text:p>
      <text:p text:style-name="P4">**Major Depressive Disorder skipped**</text:p>
      <text:p text:style-name="P4"/>
      <text:p text:style-name="P1">Antidepressant Drugs:</text:p>
      <text:p text:style-name="P4">1) Tricyclics</text:p>
      <text:p text:style-name="P4">Block transporter proteins that reabsorb serotonin, dopamine and epinephrine(noradrenaline), prolonging the presence of those neurotransmitters in the synaptic cleft.</text:p>
      <text:p text:style-name="P4">They also block histamine and acetylcholine receptors and some sodium channels. These have side effects such as drowsiness, dry mouth and heart irregularities respectively.</text:p>
      <text:p text:style-name="P4"/>
      <text:p text:style-name="P5">2) Selective Serotonin Reuptake Inhibitors(SSRIs)</text:p>
      <text:p text:style-name="P5">Similar to ticyclics but specific to serotonin. Milder side effects to tricyclics but similar outcomes. Newer versions block reuptake of Serotonin and Norepinephrine. SNRI(Serotonin-Norepinephrine Reuptake Inhibitor)</text:p>
      <text:p text:style-name="P5"/>
      <text:p text:style-name="P5">3) Monoamine Oxidase Inhibitors (MAOIs)</text:p>
      <text:p text:style-name="P5">Block the enzyme monoamine oxidase (MAO). This enzyme metabolizes ca<text:span text:style-name="T1">techolamines and serotonin to render them inactive. By blocking this enzyme there is more of the neurotransmitter available for release.</text:span></text:p>
      <text:p text:style-name="P5"/>
      <text:p text:style-name="P6">4) Atypical Antidepressant</text:p>
      <text:p text:style-name="P6">Dopamine and Norepinephrine Reuptake Inhibitors</text:p>
      <text:p text:style-name="P6">St Johns Wort</text:p>
      <text:p text:style-name="P6"/>
      <text:p text:style-name="P2">Electroconvulsive Therapy (ECT)</text:p>
      <text:p text:style-name="P6">Electrically induced seizures used to treat depression when drug treatments have failed. Alters expression of genes in the hippocampus and frontal lobes. Transcranial magnetic simulation<text:span text:style-name="T7">(TMS)</text:span> often used now. TMS simulates axons near the surface of the brain.</text:p>
      <text:p text:style-name="P6"><text:soft-page-break/></text:p>
      <text:p text:style-name="P2">Bipolar Disorder:</text:p>
      <text:p text:style-name="P7">Varying between two poles – mania and depression.</text:p>
      <text:p text:style-name="P7">Mania: periods of restless activity, excitement, laughter, self-confidence and loss of inhibition.</text:p>
      <text:p text:style-name="P7"/>
      <text:p text:style-name="P7">Bipolar I Disorder: People with full blown episodes of mania</text:p>
      <text:p text:style-name="P7">Bipolar II Disorder: People with milder episodes of mania(hypomania)</text:p>
      <text:p text:style-name="P7"/>
      <text:p text:style-name="P7">People with bipolar disorder also have <text:span text:style-name="T2">attention problems</text:span>, <text:span text:style-name="T2">poor self-control</text:span>, <text:span text:style-name="T2">problems with verbal memory.</text:span></text:p>
      <text:p text:style-name="P19"/>
      <text:p text:style-name="P9">Genetic basis – Two genes identified that appear to increase the probability of bipolar II</text:p>
      <text:p text:style-name="P9">Genetic link between major depression and bipolar disorder – polygenic</text:p>
      <text:p text:style-name="P9"/>
      <text:p text:style-name="P19">Treatment:</text:p>
      <text:p text:style-name="P9">-Lithium Salts: Stabilize mood preventing a relapse into mania or severe depression. Toxic in high doses and ineffective in low doses.</text:p>
      <text:p text:style-name="P9">-Valproate &amp; Carbamazepine: Sometimes supplemented with antidepressants.</text:p>
      <text:p text:style-name="P9"/>
      <text:p text:style-name="P10">→ Reduce number of AMPA type glutamate receptors in the hippocampus(linked with mania)</text:p>
      <text:p text:style-name="P10">→ They also block the synthesis of arachidonic acid that is produced when the brain is inflamed. Bipolar patients show increased gene expression associated with inflammation.</text:p>
      <text:p text:style-name="P10"/>
      <text:p text:style-name="P10">Seasonal Affective Disorder (SAD)</text:p>
      <text:p text:style-name="P10">Form of depression most prevalent in polar regions of the world where nights are longest. - Possible link with Vitamin D deficiency.</text:p>
      <text:p text:style-name="P10"/>
      <text:p text:style-name="P17">Schizophrenia:</text:p>
      <text:p text:style-name="P11">Split between emotion and intellectual aspects of experience. Profound disruption of basic psychological processes, a distorted perception of <text:soft-page-break/>reality, altered or blunted emotion, and disturbances in thought, motivation and behaviour.</text:p>
      <text:p text:style-name="P11"/>
      <text:p text:style-name="P17"><text:span text:style-name="T3">Symptoms</text:span>:</text:p>
      <text:p text:style-name="P11">-Delusions: a patently false belief system, often bizarre and grandiose, that is maintained in spite of its irrationality(e.g. believe you are Jesus Christ, believe that secret service or aliens are trying to harm you)</text:p>
      <text:p text:style-name="P11">-Hallucination: a false perceptual experience <text:span text:style-name="T8">that has a compelling sense of being real despite the absence of external stimulation. </text:span></text:p>
      <text:p text:style-name="P11">-<text:span text:style-name="T9">Disorganized speech: severe disruption of verbal communication</text:span></text:p>
      <text:p text:style-name="P11">-<text:span text:style-name="T9">Grossly disorganized behavior: inappropriate for the situation</text:span></text:p>
      <text:p text:style-name="P11">-<text:span text:style-name="T9">Negative symptoms: emotional and social withdrawal, apathy, poverty of speech and other indications of the absence of normal behavior</text:span></text:p>
      <text:p text:style-name="P11"/>
      <text:p text:style-name="P12">Positive symptom: present but should be absent</text:p>
      <text:p text:style-name="P12">Negative symptom: absent but should be present</text:p>
      <text:p text:style-name="P12"/>
      <text:p text:style-name="P12">Cognitive symptom: Not part of diagnostic criteria, but people with Schizophrenia tend to have lower IQ, and deficit in attention and working memory. Also have problems with abstract concepts.</text:p>
      <text:p text:style-name="P12">Memory impairment could be the root of the disordered thoughts that characterize schizophrenia.</text:p>
      <text:p text:style-name="P12"/>
      <text:p text:style-name="P15"><text:span text:style-name="T2">Brain abnormalities</text:span>:</text:p>
      <text:p text:style-name="P15">-Larger ventricles in the brain → brain matter loss</text:p>
      <text:p text:style-name="P15">-Less than average gray matter and white matter in the brain</text:p>
      <text:p text:style-name="P15">-Largest difference in temporal(including the hippocampus) and prefrontal areas of the brain(yellow). Weaker connections between PFC and other brain areas. Thalamus is also smaller.</text:p>
      <text:p text:style-name="P12"/>
      <text:p text:style-name="P12">1% of population will suffer with schizophrenia.</text:p>
      <text:p text:style-name="P12">More common in cities</text:p>
      <text:p text:style-name="P12">More common to males (7:5)</text:p>
      <text:p text:style-name="P12"/>
      <text:p text:style-name="P12">-Diets high in sugar and saturated fat common in prosperous countries <text:soft-page-break/>aggravates schizophrenia whereas diets rich in omega-3 fatty acid from fish and seafood alleviate it.</text:p>
      <text:p text:style-name="P12">-Genetics: as the genetic link increases so does the probability of developing schizophrenia. Suggests a genetic link. <text:span text:style-name="T10">More common in their biological family than their adopted one for adopted schizophrenic children.</text:span></text:p>
      <text:p text:style-name="P13">-<text:span text:style-name="T10">Suggestion of a genetic basis, but may also be accounted for by prenatal environmental influences. Schizophrenic mothers drink, smoke, take drugs and eat a poor diet during pregnancy. In general risk of schizophrenia is elevated by poor nutritional intake of mother during pregnancy, premature birth, low birth weight, complications during pregnancy, exposure of mother to extreme stress, head injuries in early childhood.</text:span></text:p>
      <text:p text:style-name="P14">-Environmental factors. Higher incidence of schizophrenia in adopted children with biological parents with schizophrenia AND disordered adoptive family.</text:p>
      <text:p text:style-name="P14">-Season of birth: 5%-8% more likely to develop schizophrenia if born in winter – nutrition, viral infection.</text:p>
      <text:p text:style-name="P14">-Postnatal environment. e.g. Toxoplasma Gondii. Infected infants have impaired brain development. Impairs memory, leads to hallucinations and delusions.</text:p>
      <text:p text:style-name="P14"/>
      <text:p text:style-name="P18">Treatment:</text:p>
      <text:p text:style-name="P15">-Antipsychotic and neuroleptic drugs such as Clopromazine(Thorazine) and Haloperidol are used to treat schizophrenia.</text:p>
      <text:p text:style-name="P15">-Block dopamine synapses.</text:p>
      <text:p text:style-name="P15">-Suggestion that neurons synthesize and release dopamine faster and synthesize higher concentrations in specific areas (e.g. basal ganglia)</text:p>
      <text:p text:style-name="P15">-Elevated dopamine is a key symptom.</text:p>
      <text:p text:style-name="P15">-Lower than normal release of glutamate and fewer than normal number of receptors in PFC and hippocampus.</text:p>
      <text:p text:style-name="P15"/>
      <text:p text:style-name="P15">-Narcotics such as PCP inhibits glutamate receptors and in high doses mirror schizophrenic sympto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pitch="variable"/>
    <style:font-face style:name="Liberation Sans" svg:font-family="'Liberation Sans'" style:font-pitch="variable"/>
    <style:font-face style:name="Purisa" svg:font-family="Purisa"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Scott Templer</meta:initial-creator>
    <meta:creation-date>2006-05-16T10:26:40</meta:creation-date>
    <dc:language>en-US</dc:language>
    <meta:editing-cycles>24</meta:editing-cycles>
    <meta:editing-duration>PT3H55M52S</meta:editing-duration>
    <dc:date>2015-05-25T14:25:15.063887835</dc:date>
    <meta:document-statistic meta:table-count="0" meta:image-count="0" meta:object-count="0" meta:page-count="27" meta:paragraph-count="479" meta:word-count="4900" meta:character-count="34253" meta:non-whitespace-character-count="29864"/>
    <meta:user-defined meta:name="Info 1"/>
    <meta:user-defined meta:name="Info 2"/>
    <meta:user-defined meta:name="Info 3"/>
    <meta:user-defined meta:name="Info 4"/>
  </office:meta>
</office:document-meta>
</file>